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6" table:default-cell-style-name="ce1"/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nr</text:p>
          </table:table-cell>
          <table:table-cell table:style-name="Default" office:value-type="string" calcext:value-type="string">
            <text:p>nabund</text:p>
          </table:table-cell>
          <table:table-cell table:style-name="Default" table:number-columns-repeated="33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/>
          <table:table-cell table:style-name="Default" office:value-type="string" calcext:value-type="string">
            <text:p>mass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be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mn</text:p>
          </table:table-cell>
          <table:table-cell table:style-name="Default" office:value-type="string" calcext:value-type="string">
            <text:p>fe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ni</text:p>
          </table:table-cell>
          <table:table-cell table:style-name="Default" office:value-type="string" calcext:value-type="string">
            <text:p>cu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ni56</text:p>
          </table:table-cell>
          <table:table-cell table:style-name="Default" office:value-type="string" calcext:value-type="string">
            <text:p>co56</text:p>
          </table:table-cell>
        </table:table-row>
        <table:table-row table:style-name="ro1">
          <table:table-cell/>
          <table:table-cell table:formula="of:=1000000/[.B2]" office:value-type="float" office:value="3906.25" calcext:value-type="float">
            <text:p>3.91E+03</text:p>
          </table:table-cell>
          <table:table-cell table:formula="of:=4*3.14159/3*([.B4]*[.B4]*[.B4]-([.B4]-1/[.$B$2])^3)" office:value-type="float" office:value="749012.674922233" calcext:value-type="float">
            <text:p>7.49E+0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]+1000000/[.$B$2]" office:value-type="float" office:value="7812.5" calcext:value-type="float">
            <text:p>7.81E+03</text:p>
          </table:table-cell>
          <table:table-cell table:formula="of:=4*3.14159/3*([.B5]*[.B5]*[.B5]-([.B5]-1/[.$B$2])^3)" office:value-type="float" office:value="2996052.19774774" calcext:value-type="float">
            <text:p>3.00E+06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]+1000000/[.$B$2]" office:value-type="float" office:value="11718.75" calcext:value-type="float">
            <text:p>1.17E+04</text:p>
          </table:table-cell>
          <table:table-cell table:formula="of:=4*3.14159/3*([.B6]*[.B6]*[.B6]-([.B6]-1/[.$B$2])^3)" office:value-type="float" office:value="6741118.56850847" calcext:value-type="float">
            <text:p>6.74E+06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]+1000000/[.$B$2]" office:value-type="float" office:value="15625" calcext:value-type="float">
            <text:p>1.56E+04</text:p>
          </table:table-cell>
          <table:table-cell table:formula="of:=4*3.14159/3*([.B7]*[.B7]*[.B7]-([.B7]-1/[.$B$2])^3)" office:value-type="float" office:value="11984211.7863416" calcext:value-type="float">
            <text:p>1.2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]+1000000/[.$B$2]" office:value-type="float" office:value="19531.25" calcext:value-type="float">
            <text:p>1.95E+04</text:p>
          </table:table-cell>
          <table:table-cell table:formula="of:=4*3.14159/3*([.B8]*[.B8]*[.B8]-([.B8]-1/[.$B$2])^3)" office:value-type="float" office:value="18725331.852014" calcext:value-type="float">
            <text:p>1.87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]+1000000/[.$B$2]" office:value-type="float" office:value="23437.5" calcext:value-type="float">
            <text:p>2.34E+04</text:p>
          </table:table-cell>
          <table:table-cell table:formula="of:=4*3.14159/3*([.B9]*[.B9]*[.B9]-([.B9]-1/[.$B$2])^3)" office:value-type="float" office:value="26964478.7655258" calcext:value-type="float">
            <text:p>2.7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]+1000000/[.$B$2]" office:value-type="float" office:value="27343.75" calcext:value-type="float">
            <text:p>2.73E+04</text:p>
          </table:table-cell>
          <table:table-cell table:formula="of:=4*3.14159/3*([.B10]*[.B10]*[.B10]-([.B10]-1/[.$B$2])^3)" office:value-type="float" office:value="36701652.5330129" calcext:value-type="float">
            <text:p>3.67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]+1000000/[.$B$2]" office:value-type="float" office:value="31250" calcext:value-type="float">
            <text:p>3.13E+04</text:p>
          </table:table-cell>
          <table:table-cell table:formula="of:=4*3.14159/3*([.B11]*[.B11]*[.B11]-([.B11]-1/[.$B$2])^3)" office:value-type="float" office:value="47936853.1422034" calcext:value-type="float">
            <text:p>4.79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]+1000000/[.$B$2]" office:value-type="float" office:value="35156.25" calcext:value-type="float">
            <text:p>3.52E+04</text:p>
          </table:table-cell>
          <table:table-cell table:formula="of:=4*3.14159/3*([.B12]*[.B12]*[.B12]-([.B12]-1/[.$B$2])^3)" office:value-type="float" office:value="60670080.5930974" calcext:value-type="float">
            <text:p>6.07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]+1000000/[.$B$2]" office:value-type="float" office:value="39062.5" calcext:value-type="float">
            <text:p>3.91E+04</text:p>
          </table:table-cell>
          <table:table-cell table:formula="of:=4*3.14159/3*([.B13]*[.B13]*[.B13]-([.B13]-1/[.$B$2])^3)" office:value-type="float" office:value="74901334.8856948" calcext:value-type="float">
            <text:p>7.49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]+1000000/[.$B$2]" office:value-type="float" office:value="42968.75" calcext:value-type="float">
            <text:p>4.30E+04</text:p>
          </table:table-cell>
          <table:table-cell table:formula="of:=4*3.14159/3*([.B14]*[.B14]*[.B14]-([.B14]-1/[.$B$2])^3)" office:value-type="float" office:value="90630616.0854454" calcext:value-type="float">
            <text:p>9.06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]+1000000/[.$B$2]" office:value-type="float" office:value="46875" calcext:value-type="float">
            <text:p>4.69E+04</text:p>
          </table:table-cell>
          <table:table-cell table:formula="of:=4*3.14159/3*([.B15]*[.B15]*[.B15]-([.B15]-1/[.$B$2])^3)" office:value-type="float" office:value="107857924.028725" calcext:value-type="float">
            <text:p>1.08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]+1000000/[.$B$2]" office:value-type="float" office:value="50781.25" calcext:value-type="float">
            <text:p>5.08E+04</text:p>
          </table:table-cell>
          <table:table-cell table:formula="of:=4*3.14159/3*([.B16]*[.B16]*[.B16]-([.B16]-1/[.$B$2])^3)" office:value-type="float" office:value="126583258.911882" calcext:value-type="float">
            <text:p>1.27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]+1000000/[.$B$2]" office:value-type="float" office:value="54687.5" calcext:value-type="float">
            <text:p>5.47E+04</text:p>
          </table:table-cell>
          <table:table-cell table:formula="of:=4*3.14159/3*([.B17]*[.B17]*[.B17]-([.B17]-1/[.$B$2])^3)" office:value-type="float" office:value="146806620.604018" calcext:value-type="float">
            <text:p>1.47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]+1000000/[.$B$2]" office:value-type="float" office:value="58593.75" calcext:value-type="float">
            <text:p>5.86E+04</text:p>
          </table:table-cell>
          <table:table-cell table:formula="of:=4*3.14159/3*([.B18]*[.B18]*[.B18]-([.B18]-1/[.$B$2])^3)" office:value-type="float" office:value="168528009.236032" calcext:value-type="float">
            <text:p>1.69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]+1000000/[.$B$2]" office:value-type="float" office:value="62500" calcext:value-type="float">
            <text:p>6.25E+04</text:p>
          </table:table-cell>
          <table:table-cell table:formula="of:=4*3.14159/3*([.B19]*[.B19]*[.B19]-([.B19]-1/[.$B$2])^3)" office:value-type="float" office:value="191747424.480676" calcext:value-type="float">
            <text:p>1.92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]+1000000/[.$B$2]" office:value-type="float" office:value="66406.25" calcext:value-type="float">
            <text:p>6.64E+04</text:p>
          </table:table-cell>
          <table:table-cell table:formula="of:=4*3.14159/3*([.B20]*[.B20]*[.B20]-([.B20]-1/[.$B$2])^3)" office:value-type="float" office:value="216464866.599747" calcext:value-type="float">
            <text:p>2.1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]+1000000/[.$B$2]" office:value-type="float" office:value="70312.5" calcext:value-type="float">
            <text:p>7.03E+04</text:p>
          </table:table-cell>
          <table:table-cell table:formula="of:=4*3.14159/3*([.B21]*[.B21]*[.B21]-([.B21]-1/[.$B$2])^3)" office:value-type="float" office:value="242680335.855047" calcext:value-type="float">
            <text:p>2.43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]+1000000/[.$B$2]" office:value-type="float" office:value="74218.75" calcext:value-type="float">
            <text:p>7.42E+04</text:p>
          </table:table-cell>
          <table:table-cell table:formula="of:=4*3.14159/3*([.B22]*[.B22]*[.B22]-([.B22]-1/[.$B$2])^3)" office:value-type="float" office:value="270393831.984774" calcext:value-type="float">
            <text:p>2.7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]+1000000/[.$B$2]" office:value-type="float" office:value="78125" calcext:value-type="float">
            <text:p>7.81E+04</text:p>
          </table:table-cell>
          <table:table-cell table:formula="of:=4*3.14159/3*([.B23]*[.B23]*[.B23]-([.B23]-1/[.$B$2])^3)" office:value-type="float" office:value="299605354.465332" calcext:value-type="float">
            <text:p>3.0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]+1000000/[.$B$2]" office:value-type="float" office:value="82031.25" calcext:value-type="float">
            <text:p>8.20E+04</text:p>
          </table:table-cell>
          <table:table-cell table:formula="of:=4*3.14159/3*([.B24]*[.B24]*[.B24]-([.B24]-1/[.$B$2])^3)" office:value-type="float" office:value="330314904.082117" calcext:value-type="float">
            <text:p>3.3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]+1000000/[.$B$2]" office:value-type="float" office:value="85937.5" calcext:value-type="float">
            <text:p>8.59E+04</text:p>
          </table:table-cell>
          <table:table-cell table:formula="of:=4*3.14159/3*([.B25]*[.B25]*[.B25]-([.B25]-1/[.$B$2])^3)" office:value-type="float" office:value="362522480.57333" calcext:value-type="float">
            <text:p>3.63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]+1000000/[.$B$2]" office:value-type="float" office:value="89843.75" calcext:value-type="float">
            <text:p>8.98E+04</text:p>
          </table:table-cell>
          <table:table-cell table:formula="of:=4*3.14159/3*([.B26]*[.B26]*[.B26]-([.B26]-1/[.$B$2])^3)" office:value-type="float" office:value="396228083.938972" calcext:value-type="float">
            <text:p>3.9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6]+1000000/[.$B$2]" office:value-type="float" office:value="93750" calcext:value-type="float">
            <text:p>9.38E+04</text:p>
          </table:table-cell>
          <table:table-cell table:formula="of:=4*3.14159/3*([.B27]*[.B27]*[.B27]-([.B27]-1/[.$B$2])^3)" office:value-type="float" office:value="431431714.179042" calcext:value-type="float">
            <text:p>4.31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7]+1000000/[.$B$2]" office:value-type="float" office:value="97656.25" calcext:value-type="float">
            <text:p>9.77E+04</text:p>
          </table:table-cell>
          <table:table-cell table:formula="of:=4*3.14159/3*([.B28]*[.B28]*[.B28]-([.B28]-1/[.$B$2])^3)" office:value-type="float" office:value="468133371.29354" calcext:value-type="float">
            <text:p>4.68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8]+1000000/[.$B$2]" office:value-type="float" office:value="101562.5" calcext:value-type="float">
            <text:p>1.02E+05</text:p>
          </table:table-cell>
          <table:table-cell table:formula="of:=4*3.14159/3*([.B29]*[.B29]*[.B29]-([.B29]-1/[.$B$2])^3)" office:value-type="float" office:value="506333055.282467" calcext:value-type="float">
            <text:p>5.0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9]+1000000/[.$B$2]" office:value-type="float" office:value="105468.75" calcext:value-type="float">
            <text:p>1.05E+05</text:p>
          </table:table-cell>
          <table:table-cell table:formula="of:=4*3.14159/3*([.B30]*[.B30]*[.B30]-([.B30]-1/[.$B$2])^3)" office:value-type="float" office:value="546030765.622223" calcext:value-type="float">
            <text:p>5.4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0]+1000000/[.$B$2]" office:value-type="float" office:value="109375" calcext:value-type="float">
            <text:p>1.09E+05</text:p>
          </table:table-cell>
          <table:table-cell table:formula="of:=4*3.14159/3*([.B31]*[.B31]*[.B31]-([.B31]-1/[.$B$2])^3)" office:value-type="float" office:value="587226503.360007" calcext:value-type="float">
            <text:p>5.87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1]+1000000/[.$B$2]" office:value-type="float" office:value="113281.25" calcext:value-type="float">
            <text:p>1.13E+05</text:p>
          </table:table-cell>
          <table:table-cell table:formula="of:=4*3.14159/3*([.B32]*[.B32]*[.B32]-([.B32]-1/[.$B$2])^3)" office:value-type="float" office:value="629920268.495817" calcext:value-type="float">
            <text:p>6.3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2]+1000000/[.$B$2]" office:value-type="float" office:value="117187.5" calcext:value-type="float">
            <text:p>1.17E+05</text:p>
          </table:table-cell>
          <table:table-cell table:formula="of:=4*3.14159/3*([.B33]*[.B33]*[.B33]-([.B33]-1/[.$B$2])^3)" office:value-type="float" office:value="674112059.982457" calcext:value-type="float">
            <text:p>6.74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3]+1000000/[.$B$2]" office:value-type="float" office:value="121093.75" calcext:value-type="float">
            <text:p>1.21E+05</text:p>
          </table:table-cell>
          <table:table-cell table:formula="of:=4*3.14159/3*([.B34]*[.B34]*[.B34]-([.B34]-1/[.$B$2])^3)" office:value-type="float" office:value="719801876.77273" calcext:value-type="float">
            <text:p>7.2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4]+1000000/[.$B$2]" office:value-type="float" office:value="125000" calcext:value-type="float">
            <text:p>1.25E+05</text:p>
          </table:table-cell>
          <table:table-cell table:formula="of:=4*3.14159/3*([.B35]*[.B35]*[.B35]-([.B35]-1/[.$B$2])^3)" office:value-type="float" office:value="766989722.008227" calcext:value-type="float">
            <text:p>7.67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5]+1000000/[.$B$2]" office:value-type="float" office:value="128906.25" calcext:value-type="float">
            <text:p>1.29E+05</text:p>
          </table:table-cell>
          <table:table-cell table:formula="of:=4*3.14159/3*([.B36]*[.B36]*[.B36]-([.B36]-1/[.$B$2])^3)" office:value-type="float" office:value="815675594.64175" calcext:value-type="float">
            <text:p>8.1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6]+1000000/[.$B$2]" office:value-type="float" office:value="132812.5" calcext:value-type="float">
            <text:p>1.33E+05</text:p>
          </table:table-cell>
          <table:table-cell table:formula="of:=4*3.14159/3*([.B37]*[.B37]*[.B37]-([.B37]-1/[.$B$2])^3)" office:value-type="float" office:value="865859492.578907" calcext:value-type="float">
            <text:p>8.66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7]+1000000/[.$B$2]" office:value-type="float" office:value="136718.75" calcext:value-type="float">
            <text:p>1.37E+05</text:p>
          </table:table-cell>
          <table:table-cell table:formula="of:=4*3.14159/3*([.B38]*[.B38]*[.B38]-([.B38]-1/[.$B$2])^3)" office:value-type="float" office:value="917541416.866893" calcext:value-type="float">
            <text:p>9.18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8]+1000000/[.$B$2]" office:value-type="float" office:value="140625" calcext:value-type="float">
            <text:p>1.41E+05</text:p>
          </table:table-cell>
          <table:table-cell table:formula="of:=4*3.14159/3*([.B39]*[.B39]*[.B39]-([.B39]-1/[.$B$2])^3)" office:value-type="float" office:value="970721370.6473" calcext:value-type="float">
            <text:p>9.71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39]+1000000/[.$B$2]" office:value-type="float" office:value="144531.25" calcext:value-type="float">
            <text:p>1.45E+05</text:p>
          </table:table-cell>
          <table:table-cell table:formula="of:=4*3.14159/3*([.B40]*[.B40]*[.B40]-([.B40]-1/[.$B$2])^3)" office:value-type="float" office:value="1025399349.73134" calcext:value-type="float">
            <text:p>1.0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0]+1000000/[.$B$2]" office:value-type="float" office:value="148437.5" calcext:value-type="float">
            <text:p>1.48E+05</text:p>
          </table:table-cell>
          <table:table-cell table:formula="of:=4*3.14159/3*([.B41]*[.B41]*[.B41]-([.B41]-1/[.$B$2])^3)" office:value-type="float" office:value="1081575356.21341" calcext:value-type="float">
            <text:p>1.0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1]+1000000/[.$B$2]" office:value-type="float" office:value="152343.75" calcext:value-type="float">
            <text:p>1.52E+05</text:p>
          </table:table-cell>
          <table:table-cell table:formula="of:=4*3.14159/3*([.B42]*[.B42]*[.B42]-([.B42]-1/[.$B$2])^3)" office:value-type="float" office:value="1139249387.99911" calcext:value-type="float">
            <text:p>1.1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2]+1000000/[.$B$2]" office:value-type="float" office:value="156250" calcext:value-type="float">
            <text:p>1.56E+05</text:p>
          </table:table-cell>
          <table:table-cell table:formula="of:=4*3.14159/3*([.B43]*[.B43]*[.B43]-([.B43]-1/[.$B$2])^3)" office:value-type="float" office:value="1198421449.27723" calcext:value-type="float">
            <text:p>1.2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3]+1000000/[.$B$2]" office:value-type="float" office:value="160156.25" calcext:value-type="float">
            <text:p>1.60E+05</text:p>
          </table:table-cell>
          <table:table-cell table:formula="of:=4*3.14159/3*([.B44]*[.B44]*[.B44]-([.B44]-1/[.$B$2])^3)" office:value-type="float" office:value="1259091535.85898" calcext:value-type="float">
            <text:p>1.2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4]+1000000/[.$B$2]" office:value-type="float" office:value="164062.5" calcext:value-type="float">
            <text:p>1.64E+05</text:p>
          </table:table-cell>
          <table:table-cell table:formula="of:=4*3.14159/3*([.B45]*[.B45]*[.B45]-([.B45]-1/[.$B$2])^3)" office:value-type="float" office:value="1321259647.74437" calcext:value-type="float">
            <text:p>1.32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5]+1000000/[.$B$2]" office:value-type="float" office:value="167968.75" calcext:value-type="float">
            <text:p>1.68E+05</text:p>
          </table:table-cell>
          <table:table-cell table:formula="of:=4*3.14159/3*([.B46]*[.B46]*[.B46]-([.B46]-1/[.$B$2])^3)" office:value-type="float" office:value="1384925784.93339" calcext:value-type="float">
            <text:p>1.3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6]+1000000/[.$B$2]" office:value-type="float" office:value="171875" calcext:value-type="float">
            <text:p>1.72E+05</text:p>
          </table:table-cell>
          <table:table-cell table:formula="of:=4*3.14159/3*([.B47]*[.B47]*[.B47]-([.B47]-1/[.$B$2])^3)" office:value-type="float" office:value="1450089955.80361" calcext:value-type="float">
            <text:p>1.4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7]+1000000/[.$B$2]" office:value-type="float" office:value="175781.25" calcext:value-type="float">
            <text:p>1.76E+05</text:p>
          </table:table-cell>
          <table:table-cell table:formula="of:=4*3.14159/3*([.B48]*[.B48]*[.B48]-([.B48]-1/[.$B$2])^3)" office:value-type="float" office:value="1516752149.88308" calcext:value-type="float">
            <text:p>1.52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8]+1000000/[.$B$2]" office:value-type="float" office:value="179687.5" calcext:value-type="float">
            <text:p>1.80E+05</text:p>
          </table:table-cell>
          <table:table-cell table:formula="of:=4*3.14159/3*([.B49]*[.B49]*[.B49]-([.B49]-1/[.$B$2])^3)" office:value-type="float" office:value="1584912371.36057" calcext:value-type="float">
            <text:p>1.5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49]+1000000/[.$B$2]" office:value-type="float" office:value="183593.75" calcext:value-type="float">
            <text:p>1.84E+05</text:p>
          </table:table-cell>
          <table:table-cell table:formula="of:=4*3.14159/3*([.B50]*[.B50]*[.B50]-([.B50]-1/[.$B$2])^3)" office:value-type="float" office:value="1654570620.23609" calcext:value-type="float">
            <text:p>1.6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0]+1000000/[.$B$2]" office:value-type="float" office:value="187500" calcext:value-type="float">
            <text:p>1.88E+05</text:p>
          </table:table-cell>
          <table:table-cell table:formula="of:=4*3.14159/3*([.B51]*[.B51]*[.B51]-([.B51]-1/[.$B$2])^3)" office:value-type="float" office:value="1725726892.32085" calcext:value-type="float">
            <text:p>1.7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1]+1000000/[.$B$2]" office:value-type="float" office:value="191406.25" calcext:value-type="float">
            <text:p>1.91E+05</text:p>
          </table:table-cell>
          <table:table-cell table:formula="of:=4*3.14159/3*([.B52]*[.B52]*[.B52]-([.B52]-1/[.$B$2])^3)" office:value-type="float" office:value="1798381195.99243" calcext:value-type="float">
            <text:p>1.8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2]+1000000/[.$B$2]" office:value-type="float" office:value="195312.5" calcext:value-type="float">
            <text:p>1.95E+05</text:p>
          </table:table-cell>
          <table:table-cell table:formula="of:=4*3.14159/3*([.B53]*[.B53]*[.B53]-([.B53]-1/[.$B$2])^3)" office:value-type="float" office:value="1872533522.87324" calcext:value-type="float">
            <text:p>1.8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3]+1000000/[.$B$2]" office:value-type="float" office:value="199218.75" calcext:value-type="float">
            <text:p>1.99E+05</text:p>
          </table:table-cell>
          <table:table-cell table:formula="of:=4*3.14159/3*([.B54]*[.B54]*[.B54]-([.B54]-1/[.$B$2])^3)" office:value-type="float" office:value="1948183877.15208" calcext:value-type="float">
            <text:p>1.9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4]+1000000/[.$B$2]" office:value-type="float" office:value="203125" calcext:value-type="float">
            <text:p>2.03E+05</text:p>
          </table:table-cell>
          <table:table-cell table:formula="of:=4*3.14159/3*([.B55]*[.B55]*[.B55]-([.B55]-1/[.$B$2])^3)" office:value-type="float" office:value="2025332258.82895" calcext:value-type="float">
            <text:p>2.0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5]+1000000/[.$B$2]" office:value-type="float" office:value="207031.25" calcext:value-type="float">
            <text:p>2.07E+05</text:p>
          </table:table-cell>
          <table:table-cell table:formula="of:=4*3.14159/3*([.B56]*[.B56]*[.B56]-([.B56]-1/[.$B$2])^3)" office:value-type="float" office:value="2103978667.90384" calcext:value-type="float">
            <text:p>2.1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6]+1000000/[.$B$2]" office:value-type="float" office:value="210937.5" calcext:value-type="float">
            <text:p>2.11E+05</text:p>
          </table:table-cell>
          <table:table-cell table:formula="of:=4*3.14159/3*([.B57]*[.B57]*[.B57]-([.B57]-1/[.$B$2])^3)" office:value-type="float" office:value="2184123108.56555" calcext:value-type="float">
            <text:p>2.1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7]+1000000/[.$B$2]" office:value-type="float" office:value="214843.75" calcext:value-type="float">
            <text:p>2.15E+05</text:p>
          </table:table-cell>
          <table:table-cell table:formula="of:=4*3.14159/3*([.B58]*[.B58]*[.B58]-([.B58]-1/[.$B$2])^3)" office:value-type="float" office:value="2265765568.24771" calcext:value-type="float">
            <text:p>2.2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8]+1000000/[.$B$2]" office:value-type="float" office:value="218750" calcext:value-type="float">
            <text:p>2.19E+05</text:p>
          </table:table-cell>
          <table:table-cell table:formula="of:=4*3.14159/3*([.B59]*[.B59]*[.B59]-([.B59]-1/[.$B$2])^3)" office:value-type="float" office:value="2348906055.32789" calcext:value-type="float">
            <text:p>2.3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59]+1000000/[.$B$2]" office:value-type="float" office:value="222656.25" calcext:value-type="float">
            <text:p>2.23E+05</text:p>
          </table:table-cell>
          <table:table-cell table:formula="of:=4*3.14159/3*([.B60]*[.B60]*[.B60]-([.B60]-1/[.$B$2])^3)" office:value-type="float" office:value="2433544569.80611" calcext:value-type="float">
            <text:p>2.4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0]+1000000/[.$B$2]" office:value-type="float" office:value="226562.5" calcext:value-type="float">
            <text:p>2.27E+05</text:p>
          </table:table-cell>
          <table:table-cell table:formula="of:=4*3.14159/3*([.B61]*[.B61]*[.B61]-([.B61]-1/[.$B$2])^3)" office:value-type="float" office:value="2519681120.05992" calcext:value-type="float">
            <text:p>2.52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1]+1000000/[.$B$2]" office:value-type="float" office:value="230468.75" calcext:value-type="float">
            <text:p>2.30E+05</text:p>
          </table:table-cell>
          <table:table-cell table:formula="of:=4*3.14159/3*([.B62]*[.B62]*[.B62]-([.B62]-1/[.$B$2])^3)" office:value-type="float" office:value="2607315689.33419" calcext:value-type="float">
            <text:p>2.61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2]+1000000/[.$B$2]" office:value-type="float" office:value="234375" calcext:value-type="float">
            <text:p>2.34E+05</text:p>
          </table:table-cell>
          <table:table-cell table:formula="of:=4*3.14159/3*([.B63]*[.B63]*[.B63]-([.B63]-1/[.$B$2])^3)" office:value-type="float" office:value="2696448286.00648" calcext:value-type="float">
            <text:p>2.7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3]+1000000/[.$B$2]" office:value-type="float" office:value="238281.25" calcext:value-type="float">
            <text:p>2.38E+05</text:p>
          </table:table-cell>
          <table:table-cell table:formula="of:=4*3.14159/3*([.B64]*[.B64]*[.B64]-([.B64]-1/[.$B$2])^3)" office:value-type="float" office:value="2787078910.0768" calcext:value-type="float">
            <text:p>2.7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4]+1000000/[.$B$2]" office:value-type="float" office:value="242187.5" calcext:value-type="float">
            <text:p>2.42E+05</text:p>
          </table:table-cell>
          <table:table-cell table:formula="of:=4*3.14159/3*([.B65]*[.B65]*[.B65]-([.B65]-1/[.$B$2])^3)" office:value-type="float" office:value="2879207553.16757" calcext:value-type="float">
            <text:p>2.8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5]+1000000/[.$B$2]" office:value-type="float" office:value="246093.75" calcext:value-type="float">
            <text:p>2.46E+05</text:p>
          </table:table-cell>
          <table:table-cell table:formula="of:=4*3.14159/3*([.B66]*[.B66]*[.B66]-([.B66]-1/[.$B$2])^3)" office:value-type="float" office:value="2972834232.03395" calcext:value-type="float">
            <text:p>2.9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6]+1000000/[.$B$2]" office:value-type="float" office:value="250000" calcext:value-type="float">
            <text:p>2.50E+05</text:p>
          </table:table-cell>
          <table:table-cell table:formula="of:=4*3.14159/3*([.B67]*[.B67]*[.B67]-([.B67]-1/[.$B$2])^3)" office:value-type="float" office:value="3067958938.29835" calcext:value-type="float">
            <text:p>3.0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7]+1000000/[.$B$2]" office:value-type="float" office:value="253906.25" calcext:value-type="float">
            <text:p>2.54E+05</text:p>
          </table:table-cell>
          <table:table-cell table:formula="of:=4*3.14159/3*([.B68]*[.B68]*[.B68]-([.B68]-1/[.$B$2])^3)" office:value-type="float" office:value="3164581663.5832" calcext:value-type="float">
            <text:p>3.1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8]+1000000/[.$B$2]" office:value-type="float" office:value="257812.5" calcext:value-type="float">
            <text:p>2.58E+05</text:p>
          </table:table-cell>
          <table:table-cell table:formula="of:=4*3.14159/3*([.B69]*[.B69]*[.B69]-([.B69]-1/[.$B$2])^3)" office:value-type="float" office:value="3262702424.64365" calcext:value-type="float">
            <text:p>3.2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69]+1000000/[.$B$2]" office:value-type="float" office:value="261718.75" calcext:value-type="float">
            <text:p>2.62E+05</text:p>
          </table:table-cell>
          <table:table-cell table:formula="of:=4*3.14159/3*([.B70]*[.B70]*[.B70]-([.B70]-1/[.$B$2])^3)" office:value-type="float" office:value="3362321204.72456" calcext:value-type="float">
            <text:p>3.3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0]+1000000/[.$B$2]" office:value-type="float" office:value="265625" calcext:value-type="float">
            <text:p>2.66E+05</text:p>
          </table:table-cell>
          <table:table-cell table:formula="of:=4*3.14159/3*([.B71]*[.B71]*[.B71]-([.B71]-1/[.$B$2])^3)" office:value-type="float" office:value="3463438020.58107" calcext:value-type="float">
            <text:p>3.4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1]+1000000/[.$B$2]" office:value-type="float" office:value="269531.25" calcext:value-type="float">
            <text:p>2.70E+05</text:p>
          </table:table-cell>
          <table:table-cell table:formula="of:=4*3.14159/3*([.B72]*[.B72]*[.B72]-([.B72]-1/[.$B$2])^3)" office:value-type="float" office:value="3566052872.21317" calcext:value-type="float">
            <text:p>3.5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2]+1000000/[.$B$2]" office:value-type="float" office:value="273437.5" calcext:value-type="float">
            <text:p>2.73E+05</text:p>
          </table:table-cell>
          <table:table-cell table:formula="of:=4*3.14159/3*([.B73]*[.B73]*[.B73]-([.B73]-1/[.$B$2])^3)" office:value-type="float" office:value="3670165717.73301" calcext:value-type="float">
            <text:p>3.6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3]+1000000/[.$B$2]" office:value-type="float" office:value="277343.75" calcext:value-type="float">
            <text:p>2.77E+05</text:p>
          </table:table-cell>
          <table:table-cell table:formula="of:=4*3.14159/3*([.B74]*[.B74]*[.B74]-([.B74]-1/[.$B$2])^3)" office:value-type="float" office:value="3775776607.40603" calcext:value-type="float">
            <text:p>3.7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4]+1000000/[.$B$2]" office:value-type="float" office:value="281250" calcext:value-type="float">
            <text:p>2.81E+05</text:p>
          </table:table-cell>
          <table:table-cell table:formula="of:=4*3.14159/3*([.B75]*[.B75]*[.B75]-([.B75]-1/[.$B$2])^3)" office:value-type="float" office:value="3882885541.23221" calcext:value-type="float">
            <text:p>3.8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5]+1000000/[.$B$2]" office:value-type="float" office:value="285156.25" calcext:value-type="float">
            <text:p>2.85E+05</text:p>
          </table:table-cell>
          <table:table-cell table:formula="of:=4*3.14159/3*([.B76]*[.B76]*[.B76]-([.B76]-1/[.$B$2])^3)" office:value-type="float" office:value="3991492485.70128" calcext:value-type="float">
            <text:p>3.9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6]+1000000/[.$B$2]" office:value-type="float" office:value="289062.5" calcext:value-type="float">
            <text:p>2.89E+05</text:p>
          </table:table-cell>
          <table:table-cell table:formula="of:=4*3.14159/3*([.B77]*[.B77]*[.B77]-([.B77]-1/[.$B$2])^3)" office:value-type="float" office:value="4101597457.56837" calcext:value-type="float">
            <text:p>4.1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7]+1000000/[.$B$2]" office:value-type="float" office:value="292968.75" calcext:value-type="float">
            <text:p>2.93E+05</text:p>
          </table:table-cell>
          <table:table-cell table:formula="of:=4*3.14159/3*([.B78]*[.B78]*[.B78]-([.B78]-1/[.$B$2])^3)" office:value-type="float" office:value="4213200456.83349" calcext:value-type="float">
            <text:p>4.21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8]+1000000/[.$B$2]" office:value-type="float" office:value="296875" calcext:value-type="float">
            <text:p>2.97E+05</text:p>
          </table:table-cell>
          <table:table-cell table:formula="of:=4*3.14159/3*([.B79]*[.B79]*[.B79]-([.B79]-1/[.$B$2])^3)" office:value-type="float" office:value="4326301483.49664" calcext:value-type="float">
            <text:p>4.3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79]+1000000/[.$B$2]" office:value-type="float" office:value="300781.25" calcext:value-type="float">
            <text:p>3.01E+05</text:p>
          </table:table-cell>
          <table:table-cell table:formula="of:=4*3.14159/3*([.B80]*[.B80]*[.B80]-([.B80]-1/[.$B$2])^3)" office:value-type="float" office:value="4440900537.55781" calcext:value-type="float">
            <text:p>4.4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0]+1000000/[.$B$2]" office:value-type="float" office:value="304687.5" calcext:value-type="float">
            <text:p>3.05E+05</text:p>
          </table:table-cell>
          <table:table-cell table:formula="of:=4*3.14159/3*([.B81]*[.B81]*[.B81]-([.B81]-1/[.$B$2])^3)" office:value-type="float" office:value="4556997619.01701" calcext:value-type="float">
            <text:p>4.5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1]+1000000/[.$B$2]" office:value-type="float" office:value="308593.75" calcext:value-type="float">
            <text:p>3.09E+05</text:p>
          </table:table-cell>
          <table:table-cell table:formula="of:=4*3.14159/3*([.B82]*[.B82]*[.B82]-([.B82]-1/[.$B$2])^3)" office:value-type="float" office:value="4674592727.87424" calcext:value-type="float">
            <text:p>4.6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2]+1000000/[.$B$2]" office:value-type="float" office:value="312500" calcext:value-type="float">
            <text:p>3.13E+05</text:p>
          </table:table-cell>
          <table:table-cell table:formula="of:=4*3.14159/3*([.B83]*[.B83]*[.B83]-([.B83]-1/[.$B$2])^3)" office:value-type="float" office:value="4793685847.37435" calcext:value-type="float">
            <text:p>4.7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3]+1000000/[.$B$2]" office:value-type="float" office:value="316406.25" calcext:value-type="float">
            <text:p>3.16E+05</text:p>
          </table:table-cell>
          <table:table-cell table:formula="of:=4*3.14159/3*([.B84]*[.B84]*[.B84]-([.B84]-1/[.$B$2])^3)" office:value-type="float" office:value="4914277011.02763" calcext:value-type="float">
            <text:p>4.91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4]+1000000/[.$B$2]" office:value-type="float" office:value="320312.5" calcext:value-type="float">
            <text:p>3.20E+05</text:p>
          </table:table-cell>
          <table:table-cell table:formula="of:=4*3.14159/3*([.B85]*[.B85]*[.B85]-([.B85]-1/[.$B$2])^3)" office:value-type="float" office:value="5036366202.07893" calcext:value-type="float">
            <text:p>5.0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5]+1000000/[.$B$2]" office:value-type="float" office:value="324218.75" calcext:value-type="float">
            <text:p>3.24E+05</text:p>
          </table:table-cell>
          <table:table-cell table:formula="of:=4*3.14159/3*([.B86]*[.B86]*[.B86]-([.B86]-1/[.$B$2])^3)" office:value-type="float" office:value="5159953420.52827" calcext:value-type="float">
            <text:p>5.1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6]+1000000/[.$B$2]" office:value-type="float" office:value="328125" calcext:value-type="float">
            <text:p>3.28E+05</text:p>
          </table:table-cell>
          <table:table-cell table:formula="of:=4*3.14159/3*([.B87]*[.B87]*[.B87]-([.B87]-1/[.$B$2])^3)" office:value-type="float" office:value="5285038649.62048" calcext:value-type="float">
            <text:p>5.2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7]+1000000/[.$B$2]" office:value-type="float" office:value="332031.25" calcext:value-type="float">
            <text:p>3.32E+05</text:p>
          </table:table-cell>
          <table:table-cell table:formula="of:=4*3.14159/3*([.B88]*[.B88]*[.B88]-([.B88]-1/[.$B$2])^3)" office:value-type="float" office:value="5411621939.62101" calcext:value-type="float">
            <text:p>5.41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8]+1000000/[.$B$2]" office:value-type="float" office:value="335937.5" calcext:value-type="float">
            <text:p>3.36E+05</text:p>
          </table:table-cell>
          <table:table-cell table:formula="of:=4*3.14159/3*([.B89]*[.B89]*[.B89]-([.B89]-1/[.$B$2])^3)" office:value-type="float" office:value="5539703206.75413" calcext:value-type="float">
            <text:p>5.5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89]+1000000/[.$B$2]" office:value-type="float" office:value="339843.75" calcext:value-type="float">
            <text:p>3.40E+05</text:p>
          </table:table-cell>
          <table:table-cell table:formula="of:=4*3.14159/3*([.B90]*[.B90]*[.B90]-([.B90]-1/[.$B$2])^3)" office:value-type="float" office:value="5669282551.55072" calcext:value-type="float">
            <text:p>5.6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0]+1000000/[.$B$2]" office:value-type="float" office:value="343750" calcext:value-type="float">
            <text:p>3.44E+05</text:p>
          </table:table-cell>
          <table:table-cell table:formula="of:=4*3.14159/3*([.B91]*[.B91]*[.B91]-([.B91]-1/[.$B$2])^3)" office:value-type="float" office:value="5800359873.47989" calcext:value-type="float">
            <text:p>5.8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1]+1000000/[.$B$2]" office:value-type="float" office:value="347656.25" calcext:value-type="float">
            <text:p>3.48E+05</text:p>
          </table:table-cell>
          <table:table-cell table:formula="of:=4*3.14159/3*([.B92]*[.B92]*[.B92]-([.B92]-1/[.$B$2])^3)" office:value-type="float" office:value="5932935273.07253" calcext:value-type="float">
            <text:p>5.9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2]+1000000/[.$B$2]" office:value-type="float" office:value="351562.5" calcext:value-type="float">
            <text:p>3.52E+05</text:p>
          </table:table-cell>
          <table:table-cell table:formula="of:=4*3.14159/3*([.B93]*[.B93]*[.B93]-([.B93]-1/[.$B$2])^3)" office:value-type="float" office:value="6067008683.30805" calcext:value-type="float">
            <text:p>6.07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3]+1000000/[.$B$2]" office:value-type="float" office:value="355468.75" calcext:value-type="float">
            <text:p>3.55E+05</text:p>
          </table:table-cell>
          <table:table-cell table:formula="of:=4*3.14159/3*([.B94]*[.B94]*[.B94]-([.B94]-1/[.$B$2])^3)" office:value-type="float" office:value="6202580104.18645" calcext:value-type="float">
            <text:p>6.2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4]+1000000/[.$B$2]" office:value-type="float" office:value="359375" calcext:value-type="float">
            <text:p>3.59E+05</text:p>
          </table:table-cell>
          <table:table-cell table:formula="of:=4*3.14159/3*([.B95]*[.B95]*[.B95]-([.B95]-1/[.$B$2])^3)" office:value-type="float" office:value="6339649569.21803" calcext:value-type="float">
            <text:p>6.3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5]+1000000/[.$B$2]" office:value-type="float" office:value="363281.25" calcext:value-type="float">
            <text:p>3.63E+05</text:p>
          </table:table-cell>
          <table:table-cell table:formula="of:=4*3.14159/3*([.B96]*[.B96]*[.B96]-([.B96]-1/[.$B$2])^3)" office:value-type="float" office:value="6478217044.89248" calcext:value-type="float">
            <text:p>6.4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6]+1000000/[.$B$2]" office:value-type="float" office:value="367187.5" calcext:value-type="float">
            <text:p>3.67E+05</text:p>
          </table:table-cell>
          <table:table-cell table:formula="of:=4*3.14159/3*([.B97]*[.B97]*[.B97]-([.B97]-1/[.$B$2])^3)" office:value-type="float" office:value="6618282564.72011" calcext:value-type="float">
            <text:p>6.62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7]+1000000/[.$B$2]" office:value-type="float" office:value="371093.75" calcext:value-type="float">
            <text:p>3.71E+05</text:p>
          </table:table-cell>
          <table:table-cell table:formula="of:=4*3.14159/3*([.B98]*[.B98]*[.B98]-([.B98]-1/[.$B$2])^3)" office:value-type="float" office:value="6759846061.68032" calcext:value-type="float">
            <text:p>6.7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8]+1000000/[.$B$2]" office:value-type="float" office:value="375000" calcext:value-type="float">
            <text:p>3.75E+05</text:p>
          </table:table-cell>
          <table:table-cell table:formula="of:=4*3.14159/3*([.B99]*[.B99]*[.B99]-([.B99]-1/[.$B$2])^3)" office:value-type="float" office:value="6902907636.304" calcext:value-type="float">
            <text:p>6.9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99]+1000000/[.$B$2]" office:value-type="float" office:value="378906.25" calcext:value-type="float">
            <text:p>3.79E+05</text:p>
          </table:table-cell>
          <table:table-cell table:formula="of:=4*3.14159/3*([.B100]*[.B100]*[.B100]-([.B100]-1/[.$B$2])^3)" office:value-type="float" office:value="7047467221.57056" calcext:value-type="float">
            <text:p>7.0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0]+1000000/[.$B$2]" office:value-type="float" office:value="382812.5" calcext:value-type="float">
            <text:p>3.83E+05</text:p>
          </table:table-cell>
          <table:table-cell table:formula="of:=4*3.14159/3*([.B101]*[.B101]*[.B101]-([.B101]-1/[.$B$2])^3)" office:value-type="float" office:value="7193524850.99029" calcext:value-type="float">
            <text:p>7.1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1]+1000000/[.$B$2]" office:value-type="float" office:value="386718.75" calcext:value-type="float">
            <text:p>3.87E+05</text:p>
          </table:table-cell>
          <table:table-cell table:formula="of:=4*3.14159/3*([.B102]*[.B102]*[.B102]-([.B102]-1/[.$B$2])^3)" office:value-type="float" office:value="7341080524.5632" calcext:value-type="float">
            <text:p>7.3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2]+1000000/[.$B$2]" office:value-type="float" office:value="390625" calcext:value-type="float">
            <text:p>3.91E+05</text:p>
          </table:table-cell>
          <table:table-cell table:formula="of:=4*3.14159/3*([.B103]*[.B103]*[.B103]-([.B103]-1/[.$B$2])^3)" office:value-type="float" office:value="7490134175.26869" calcext:value-type="float">
            <text:p>7.4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3]+1000000/[.$B$2]" office:value-type="float" office:value="394531.25" calcext:value-type="float">
            <text:p>3.95E+05</text:p>
          </table:table-cell>
          <table:table-cell table:formula="of:=4*3.14159/3*([.B104]*[.B104]*[.B104]-([.B104]-1/[.$B$2])^3)" office:value-type="float" office:value="7640685870.12736" calcext:value-type="float">
            <text:p>7.6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4]+1000000/[.$B$2]" office:value-type="float" office:value="398437.5" calcext:value-type="float">
            <text:p>3.98E+05</text:p>
          </table:table-cell>
          <table:table-cell table:formula="of:=4*3.14159/3*([.B105]*[.B105]*[.B105]-([.B105]-1/[.$B$2])^3)" office:value-type="float" office:value="7792735609.1392" calcext:value-type="float">
            <text:p>7.79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5]+1000000/[.$B$2]" office:value-type="float" office:value="402343.75" calcext:value-type="float">
            <text:p>4.02E+05</text:p>
          </table:table-cell>
          <table:table-cell table:formula="of:=4*3.14159/3*([.B106]*[.B106]*[.B106]-([.B106]-1/[.$B$2])^3)" office:value-type="float" office:value="7946283325.28363" calcext:value-type="float">
            <text:p>7.95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6]+1000000/[.$B$2]" office:value-type="float" office:value="406250" calcext:value-type="float">
            <text:p>4.06E+05</text:p>
          </table:table-cell>
          <table:table-cell table:formula="of:=4*3.14159/3*([.B107]*[.B107]*[.B107]-([.B107]-1/[.$B$2])^3)" office:value-type="float" office:value="8101329119.09152" calcext:value-type="float">
            <text:p>8.1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7]+1000000/[.$B$2]" office:value-type="float" office:value="410156.25" calcext:value-type="float">
            <text:p>4.10E+05</text:p>
          </table:table-cell>
          <table:table-cell table:formula="of:=4*3.14159/3*([.B108]*[.B108]*[.B108]-([.B108]-1/[.$B$2])^3)" office:value-type="float" office:value="8257872923.54229" calcext:value-type="float">
            <text:p>8.2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8]+1000000/[.$B$2]" office:value-type="float" office:value="414062.5" calcext:value-type="float">
            <text:p>4.14E+05</text:p>
          </table:table-cell>
          <table:table-cell table:formula="of:=4*3.14159/3*([.B109]*[.B109]*[.B109]-([.B109]-1/[.$B$2])^3)" office:value-type="float" office:value="8415914738.63595" calcext:value-type="float">
            <text:p>8.42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09]+1000000/[.$B$2]" office:value-type="float" office:value="417968.75" calcext:value-type="float">
            <text:p>4.18E+05</text:p>
          </table:table-cell>
          <table:table-cell table:formula="of:=4*3.14159/3*([.B110]*[.B110]*[.B110]-([.B110]-1/[.$B$2])^3)" office:value-type="float" office:value="8575454631.39306" calcext:value-type="float">
            <text:p>8.58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0]+1000000/[.$B$2]" office:value-type="float" office:value="421875" calcext:value-type="float">
            <text:p>4.22E+05</text:p>
          </table:table-cell>
          <table:table-cell table:formula="of:=4*3.14159/3*([.B111]*[.B111]*[.B111]-([.B111]-1/[.$B$2])^3)" office:value-type="float" office:value="8736492501.28277" calcext:value-type="float">
            <text:p>8.74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1]+1000000/[.$B$2]" office:value-type="float" office:value="425781.25" calcext:value-type="float">
            <text:p>4.26E+05</text:p>
          </table:table-cell>
          <table:table-cell table:formula="of:=4*3.14159/3*([.B112]*[.B112]*[.B112]-([.B112]-1/[.$B$2])^3)" office:value-type="float" office:value="8899028415.32565" calcext:value-type="float">
            <text:p>8.9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2]+1000000/[.$B$2]" office:value-type="float" office:value="429687.5" calcext:value-type="float">
            <text:p>4.30E+05</text:p>
          </table:table-cell>
          <table:table-cell table:formula="of:=4*3.14159/3*([.B113]*[.B113]*[.B113]-([.B113]-1/[.$B$2])^3)" office:value-type="float" office:value="9063062373.52171" calcext:value-type="float">
            <text:p>9.0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3]+1000000/[.$B$2]" office:value-type="float" office:value="433593.75" calcext:value-type="float">
            <text:p>4.34E+05</text:p>
          </table:table-cell>
          <table:table-cell table:formula="of:=4*3.14159/3*([.B114]*[.B114]*[.B114]-([.B114]-1/[.$B$2])^3)" office:value-type="float" office:value="9228594308.85035" calcext:value-type="float">
            <text:p>9.2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4]+1000000/[.$B$2]" office:value-type="float" office:value="437500" calcext:value-type="float">
            <text:p>4.38E+05</text:p>
          </table:table-cell>
          <table:table-cell table:formula="of:=4*3.14159/3*([.B115]*[.B115]*[.B115]-([.B115]-1/[.$B$2])^3)" office:value-type="float" office:value="9395624288.33216" calcext:value-type="float">
            <text:p>9.4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5]+1000000/[.$B$2]" office:value-type="float" office:value="441406.25" calcext:value-type="float">
            <text:p>4.41E+05</text:p>
          </table:table-cell>
          <table:table-cell table:formula="of:=4*3.14159/3*([.B116]*[.B116]*[.B116]-([.B116]-1/[.$B$2])^3)" office:value-type="float" office:value="9564152311.96715" calcext:value-type="float">
            <text:p>9.56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6]+1000000/[.$B$2]" office:value-type="float" office:value="445312.5" calcext:value-type="float">
            <text:p>4.45E+05</text:p>
          </table:table-cell>
          <table:table-cell table:formula="of:=4*3.14159/3*([.B117]*[.B117]*[.B117]-([.B117]-1/[.$B$2])^3)" office:value-type="float" office:value="9734178379.75531" calcext:value-type="float">
            <text:p>9.73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7]+1000000/[.$B$2]" office:value-type="float" office:value="449218.75" calcext:value-type="float">
            <text:p>4.49E+05</text:p>
          </table:table-cell>
          <table:table-cell table:formula="of:=4*3.14159/3*([.B118]*[.B118]*[.B118]-([.B118]-1/[.$B$2])^3)" office:value-type="float" office:value="9905702491.69664" calcext:value-type="float">
            <text:p>9.91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8]+1000000/[.$B$2]" office:value-type="float" office:value="453125" calcext:value-type="float">
            <text:p>4.53E+05</text:p>
          </table:table-cell>
          <table:table-cell table:formula="of:=4*3.14159/3*([.B119]*[.B119]*[.B119]-([.B119]-1/[.$B$2])^3)" office:value-type="float" office:value="10078724580.7706" calcext:value-type="float">
            <text:p>1.0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19]+1000000/[.$B$2]" office:value-type="float" office:value="457031.25" calcext:value-type="float">
            <text:p>4.57E+05</text:p>
          </table:table-cell>
          <table:table-cell table:formula="of:=4*3.14159/3*([.B120]*[.B120]*[.B120]-([.B120]-1/[.$B$2])^3)" office:value-type="float" office:value="10253244713.9977" calcext:value-type="float">
            <text:p>1.0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0]+1000000/[.$B$2]" office:value-type="float" office:value="460937.5" calcext:value-type="float">
            <text:p>4.61E+05</text:p>
          </table:table-cell>
          <table:table-cell table:formula="of:=4*3.14159/3*([.B121]*[.B121]*[.B121]-([.B121]-1/[.$B$2])^3)" office:value-type="float" office:value="10429262824.3573" calcext:value-type="float">
            <text:p>1.0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1]+1000000/[.$B$2]" office:value-type="float" office:value="464843.75" calcext:value-type="float">
            <text:p>4.65E+05</text:p>
          </table:table-cell>
          <table:table-cell table:formula="of:=4*3.14159/3*([.B122]*[.B122]*[.B122]-([.B122]-1/[.$B$2])^3)" office:value-type="float" office:value="10606779045.8908" calcext:value-type="float">
            <text:p>1.0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2]+1000000/[.$B$2]" office:value-type="float" office:value="468750" calcext:value-type="float">
            <text:p>4.69E+05</text:p>
          </table:table-cell>
          <table:table-cell table:formula="of:=4*3.14159/3*([.B123]*[.B123]*[.B123]-([.B123]-1/[.$B$2])^3)" office:value-type="float" office:value="10785793244.5568" calcext:value-type="float">
            <text:p>1.0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3]+1000000/[.$B$2]" office:value-type="float" office:value="472656.25" calcext:value-type="float">
            <text:p>4.73E+05</text:p>
          </table:table-cell>
          <table:table-cell table:formula="of:=4*3.14159/3*([.B124]*[.B124]*[.B124]-([.B124]-1/[.$B$2])^3)" office:value-type="float" office:value="10966305420.3554" calcext:value-type="float">
            <text:p>1.1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4]+1000000/[.$B$2]" office:value-type="float" office:value="476562.5" calcext:value-type="float">
            <text:p>4.77E+05</text:p>
          </table:table-cell>
          <table:table-cell table:formula="of:=4*3.14159/3*([.B125]*[.B125]*[.B125]-([.B125]-1/[.$B$2])^3)" office:value-type="float" office:value="11148315707.3278" calcext:value-type="float">
            <text:p>1.1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5]+1000000/[.$B$2]" office:value-type="float" office:value="480468.75" calcext:value-type="float">
            <text:p>4.80E+05</text:p>
          </table:table-cell>
          <table:table-cell table:formula="of:=4*3.14159/3*([.B126]*[.B126]*[.B126]-([.B126]-1/[.$B$2])^3)" office:value-type="float" office:value="11331824038.4533" calcext:value-type="float">
            <text:p>1.1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6]+1000000/[.$B$2]" office:value-type="float" office:value="484375" calcext:value-type="float">
            <text:p>4.84E+05</text:p>
          </table:table-cell>
          <table:table-cell table:formula="of:=4*3.14159/3*([.B127]*[.B127]*[.B127]-([.B127]-1/[.$B$2])^3)" office:value-type="float" office:value="11516830279.6909" calcext:value-type="float">
            <text:p>1.1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7]+1000000/[.$B$2]" office:value-type="float" office:value="488281.25" calcext:value-type="float">
            <text:p>4.88E+05</text:p>
          </table:table-cell>
          <table:table-cell table:formula="of:=4*3.14159/3*([.B128]*[.B128]*[.B128]-([.B128]-1/[.$B$2])^3)" office:value-type="float" office:value="11703334632.1022" calcext:value-type="float">
            <text:p>1.1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8]+1000000/[.$B$2]" office:value-type="float" office:value="492187.5" calcext:value-type="float">
            <text:p>4.92E+05</text:p>
          </table:table-cell>
          <table:table-cell table:formula="of:=4*3.14159/3*([.B129]*[.B129]*[.B129]-([.B129]-1/[.$B$2])^3)" office:value-type="float" office:value="11891337028.6667" calcext:value-type="float">
            <text:p>1.1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29]+1000000/[.$B$2]" office:value-type="float" office:value="496093.75" calcext:value-type="float">
            <text:p>4.96E+05</text:p>
          </table:table-cell>
          <table:table-cell table:formula="of:=4*3.14159/3*([.B130]*[.B130]*[.B130]-([.B130]-1/[.$B$2])^3)" office:value-type="float" office:value="12080837402.3637" calcext:value-type="float">
            <text:p>1.2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0]+1000000/[.$B$2]" office:value-type="float" office:value="500000" calcext:value-type="float">
            <text:p>5.00E+05</text:p>
          </table:table-cell>
          <table:table-cell table:formula="of:=4*3.14159/3*([.B131]*[.B131]*[.B131]-([.B131]-1/[.$B$2])^3)" office:value-type="float" office:value="12271835820.214" calcext:value-type="float">
            <text:p>1.2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1]+1000000/[.$B$2]" office:value-type="float" office:value="503906.25" calcext:value-type="float">
            <text:p>5.04E+05</text:p>
          </table:table-cell>
          <table:table-cell table:formula="of:=4*3.14159/3*([.B132]*[.B132]*[.B132]-([.B132]-1/[.$B$2])^3)" office:value-type="float" office:value="12464332282.2174" calcext:value-type="float">
            <text:p>1.2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2]+1000000/[.$B$2]" office:value-type="float" office:value="507812.5" calcext:value-type="float">
            <text:p>5.08E+05</text:p>
          </table:table-cell>
          <table:table-cell table:formula="of:=4*3.14159/3*([.B133]*[.B133]*[.B133]-([.B133]-1/[.$B$2])^3)" office:value-type="float" office:value="12658326721.3534" calcext:value-type="float">
            <text:p>1.2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3]+1000000/[.$B$2]" office:value-type="float" office:value="511718.75" calcext:value-type="float">
            <text:p>5.12E+05</text:p>
          </table:table-cell>
          <table:table-cell table:formula="of:=4*3.14159/3*([.B134]*[.B134]*[.B134]-([.B134]-1/[.$B$2])^3)" office:value-type="float" office:value="12853819271.6631" calcext:value-type="float">
            <text:p>1.2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4]+1000000/[.$B$2]" office:value-type="float" office:value="515625" calcext:value-type="float">
            <text:p>5.16E+05</text:p>
          </table:table-cell>
          <table:table-cell table:formula="of:=4*3.14159/3*([.B135]*[.B135]*[.B135]-([.B135]-1/[.$B$2])^3)" office:value-type="float" office:value="13050809799.1055" calcext:value-type="float">
            <text:p>1.3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5]+1000000/[.$B$2]" office:value-type="float" office:value="519531.25" calcext:value-type="float">
            <text:p>5.20E+05</text:p>
          </table:table-cell>
          <table:table-cell table:formula="of:=4*3.14159/3*([.B136]*[.B136]*[.B136]-([.B136]-1/[.$B$2])^3)" office:value-type="float" office:value="13249298370.701" calcext:value-type="float">
            <text:p>1.3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6]+1000000/[.$B$2]" office:value-type="float" office:value="523437.5" calcext:value-type="float">
            <text:p>5.23E+05</text:p>
          </table:table-cell>
          <table:table-cell table:formula="of:=4*3.14159/3*([.B137]*[.B137]*[.B137]-([.B137]-1/[.$B$2])^3)" office:value-type="float" office:value="13449284919.4291" calcext:value-type="float">
            <text:p>1.3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7]+1000000/[.$B$2]" office:value-type="float" office:value="527343.75" calcext:value-type="float">
            <text:p>5.27E+05</text:p>
          </table:table-cell>
          <table:table-cell table:formula="of:=4*3.14159/3*([.B138]*[.B138]*[.B138]-([.B138]-1/[.$B$2])^3)" office:value-type="float" office:value="13650769579.331" calcext:value-type="float">
            <text:p>1.3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8]+1000000/[.$B$2]" office:value-type="float" office:value="531250" calcext:value-type="float">
            <text:p>5.31E+05</text:p>
          </table:table-cell>
          <table:table-cell table:formula="of:=4*3.14159/3*([.B139]*[.B139]*[.B139]-([.B139]-1/[.$B$2])^3)" office:value-type="float" office:value="13853752149.3449" calcext:value-type="float">
            <text:p>1.3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39]+1000000/[.$B$2]" office:value-type="float" office:value="535156.25" calcext:value-type="float">
            <text:p>5.35E+05</text:p>
          </table:table-cell>
          <table:table-cell table:formula="of:=4*3.14159/3*([.B140]*[.B140]*[.B140]-([.B140]-1/[.$B$2])^3)" office:value-type="float" office:value="14058232897.5531" calcext:value-type="float">
            <text:p>1.4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0]+1000000/[.$B$2]" office:value-type="float" office:value="539062.5" calcext:value-type="float">
            <text:p>5.39E+05</text:p>
          </table:table-cell>
          <table:table-cell table:formula="of:=4*3.14159/3*([.B141]*[.B141]*[.B141]-([.B141]-1/[.$B$2])^3)" office:value-type="float" office:value="14264211555.8733" calcext:value-type="float">
            <text:p>1.4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1]+1000000/[.$B$2]" office:value-type="float" office:value="542968.75" calcext:value-type="float">
            <text:p>5.43E+05</text:p>
          </table:table-cell>
          <table:table-cell table:formula="of:=4*3.14159/3*([.B142]*[.B142]*[.B142]-([.B142]-1/[.$B$2])^3)" office:value-type="float" office:value="14471688258.3467" calcext:value-type="float">
            <text:p>1.4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2]+1000000/[.$B$2]" office:value-type="float" office:value="546875" calcext:value-type="float">
            <text:p>5.47E+05</text:p>
          </table:table-cell>
          <table:table-cell table:formula="of:=4*3.14159/3*([.B143]*[.B143]*[.B143]-([.B143]-1/[.$B$2])^3)" office:value-type="float" office:value="14680663004.9732" calcext:value-type="float">
            <text:p>1.4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3]+1000000/[.$B$2]" office:value-type="float" office:value="550781.25" calcext:value-type="float">
            <text:p>5.51E+05</text:p>
          </table:table-cell>
          <table:table-cell table:formula="of:=4*3.14159/3*([.B144]*[.B144]*[.B144]-([.B144]-1/[.$B$2])^3)" office:value-type="float" office:value="14891135795.753" calcext:value-type="float">
            <text:p>1.4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4]+1000000/[.$B$2]" office:value-type="float" office:value="554687.5" calcext:value-type="float">
            <text:p>5.55E+05</text:p>
          </table:table-cell>
          <table:table-cell table:formula="of:=4*3.14159/3*([.B145]*[.B145]*[.B145]-([.B145]-1/[.$B$2])^3)" office:value-type="float" office:value="15103106496.6447" calcext:value-type="float">
            <text:p>1.5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5]+1000000/[.$B$2]" office:value-type="float" office:value="558593.75" calcext:value-type="float">
            <text:p>5.59E+05</text:p>
          </table:table-cell>
          <table:table-cell table:formula="of:=4*3.14159/3*([.B146]*[.B146]*[.B146]-([.B146]-1/[.$B$2])^3)" office:value-type="float" office:value="15316575375.7308" calcext:value-type="float">
            <text:p>1.5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6]+1000000/[.$B$2]" office:value-type="float" office:value="562500" calcext:value-type="float">
            <text:p>5.63E+05</text:p>
          </table:table-cell>
          <table:table-cell table:formula="of:=4*3.14159/3*([.B147]*[.B147]*[.B147]-([.B147]-1/[.$B$2])^3)" office:value-type="float" office:value="15531542298.97" calcext:value-type="float">
            <text:p>1.5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7]+1000000/[.$B$2]" office:value-type="float" office:value="566406.25" calcext:value-type="float">
            <text:p>5.66E+05</text:p>
          </table:table-cell>
          <table:table-cell table:formula="of:=4*3.14159/3*([.B148]*[.B148]*[.B148]-([.B148]-1/[.$B$2])^3)" office:value-type="float" office:value="15748007132.3213" calcext:value-type="float">
            <text:p>1.5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8]+1000000/[.$B$2]" office:value-type="float" office:value="570312.5" calcext:value-type="float">
            <text:p>5.70E+05</text:p>
          </table:table-cell>
          <table:table-cell table:formula="of:=4*3.14159/3*([.B149]*[.B149]*[.B149]-([.B149]-1/[.$B$2])^3)" office:value-type="float" office:value="15965970009.8257" calcext:value-type="float">
            <text:p>1.6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49]+1000000/[.$B$2]" office:value-type="float" office:value="574218.75" calcext:value-type="float">
            <text:p>5.74E+05</text:p>
          </table:table-cell>
          <table:table-cell table:formula="of:=4*3.14159/3*([.B150]*[.B150]*[.B150]-([.B150]-1/[.$B$2])^3)" office:value-type="float" office:value="16185430931.4833" calcext:value-type="float">
            <text:p>1.6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0]+1000000/[.$B$2]" office:value-type="float" office:value="578125" calcext:value-type="float">
            <text:p>5.78E+05</text:p>
          </table:table-cell>
          <table:table-cell table:formula="of:=4*3.14159/3*([.B151]*[.B151]*[.B151]-([.B151]-1/[.$B$2])^3)" office:value-type="float" office:value="16406390031.3353" calcext:value-type="float">
            <text:p>1.6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1]+1000000/[.$B$2]" office:value-type="float" office:value="582031.25" calcext:value-type="float">
            <text:p>5.82E+05</text:p>
          </table:table-cell>
          <table:table-cell table:formula="of:=4*3.14159/3*([.B152]*[.B152]*[.B152]-([.B152]-1/[.$B$2])^3)" office:value-type="float" office:value="16628846907.258" calcext:value-type="float">
            <text:p>1.6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2]+1000000/[.$B$2]" office:value-type="float" office:value="585937.5" calcext:value-type="float">
            <text:p>5.86E+05</text:p>
          </table:table-cell>
          <table:table-cell table:formula="of:=4*3.14159/3*([.B153]*[.B153]*[.B153]-([.B153]-1/[.$B$2])^3)" office:value-type="float" office:value="16852801961.3751" calcext:value-type="float">
            <text:p>1.6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3]+1000000/[.$B$2]" office:value-type="float" office:value="589843.75" calcext:value-type="float">
            <text:p>5.90E+05</text:p>
          </table:table-cell>
          <table:table-cell table:formula="of:=4*3.14159/3*([.B154]*[.B154]*[.B154]-([.B154]-1/[.$B$2])^3)" office:value-type="float" office:value="17078255059.6454" calcext:value-type="float">
            <text:p>1.7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4]+1000000/[.$B$2]" office:value-type="float" office:value="593750" calcext:value-type="float">
            <text:p>5.94E+05</text:p>
          </table:table-cell>
          <table:table-cell table:formula="of:=4*3.14159/3*([.B155]*[.B155]*[.B155]-([.B155]-1/[.$B$2])^3)" office:value-type="float" office:value="17305206068.0277" calcext:value-type="float">
            <text:p>1.7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5]+1000000/[.$B$2]" office:value-type="float" office:value="597656.25" calcext:value-type="float">
            <text:p>5.98E+05</text:p>
          </table:table-cell>
          <table:table-cell table:formula="of:=4*3.14159/3*([.B156]*[.B156]*[.B156]-([.B156]-1/[.$B$2])^3)" office:value-type="float" office:value="17533655120.5632" calcext:value-type="float">
            <text:p>1.7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6]+1000000/[.$B$2]" office:value-type="float" office:value="601562.5" calcext:value-type="float">
            <text:p>6.02E+05</text:p>
          </table:table-cell>
          <table:table-cell table:formula="of:=4*3.14159/3*([.B157]*[.B157]*[.B157]-([.B157]-1/[.$B$2])^3)" office:value-type="float" office:value="17763602217.2518" calcext:value-type="float">
            <text:p>1.7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7]+1000000/[.$B$2]" office:value-type="float" office:value="605468.75" calcext:value-type="float">
            <text:p>6.05E+05</text:p>
          </table:table-cell>
          <table:table-cell table:formula="of:=4*3.14159/3*([.B158]*[.B158]*[.B158]-([.B158]-1/[.$B$2])^3)" office:value-type="float" office:value="17995047358.0937" calcext:value-type="float">
            <text:p>1.8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8]+1000000/[.$B$2]" office:value-type="float" office:value="609375" calcext:value-type="float">
            <text:p>6.09E+05</text:p>
          </table:table-cell>
          <table:table-cell table:formula="of:=4*3.14159/3*([.B159]*[.B159]*[.B159]-([.B159]-1/[.$B$2])^3)" office:value-type="float" office:value="18227990543.0886" calcext:value-type="float">
            <text:p>1.8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59]+1000000/[.$B$2]" office:value-type="float" office:value="613281.25" calcext:value-type="float">
            <text:p>6.13E+05</text:p>
          </table:table-cell>
          <table:table-cell table:formula="of:=4*3.14159/3*([.B160]*[.B160]*[.B160]-([.B160]-1/[.$B$2])^3)" office:value-type="float" office:value="18462431772.2368" calcext:value-type="float">
            <text:p>1.8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0]+1000000/[.$B$2]" office:value-type="float" office:value="617187.5" calcext:value-type="float">
            <text:p>6.17E+05</text:p>
          </table:table-cell>
          <table:table-cell table:formula="of:=4*3.14159/3*([.B161]*[.B161]*[.B161]-([.B161]-1/[.$B$2])^3)" office:value-type="float" office:value="18698371045.5381" calcext:value-type="float">
            <text:p>1.8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1]+1000000/[.$B$2]" office:value-type="float" office:value="621093.75" calcext:value-type="float">
            <text:p>6.21E+05</text:p>
          </table:table-cell>
          <table:table-cell table:formula="of:=4*3.14159/3*([.B162]*[.B162]*[.B162]-([.B162]-1/[.$B$2])^3)" office:value-type="float" office:value="18935808228.9515" calcext:value-type="float">
            <text:p>1.8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2]+1000000/[.$B$2]" office:value-type="float" office:value="625000" calcext:value-type="float">
            <text:p>6.25E+05</text:p>
          </table:table-cell>
          <table:table-cell table:formula="of:=4*3.14159/3*([.B163]*[.B163]*[.B163]-([.B163]-1/[.$B$2])^3)" office:value-type="float" office:value="19174743590.5591" calcext:value-type="float">
            <text:p>1.9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3]+1000000/[.$B$2]" office:value-type="float" office:value="628906.25" calcext:value-type="float">
            <text:p>6.29E+05</text:p>
          </table:table-cell>
          <table:table-cell table:formula="of:=4*3.14159/3*([.B164]*[.B164]*[.B164]-([.B164]-1/[.$B$2])^3)" office:value-type="float" office:value="19415176862.2788" calcext:value-type="float">
            <text:p>1.9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4]+1000000/[.$B$2]" office:value-type="float" office:value="632812.5" calcext:value-type="float">
            <text:p>6.33E+05</text:p>
          </table:table-cell>
          <table:table-cell table:formula="of:=4*3.14159/3*([.B165]*[.B165]*[.B165]-([.B165]-1/[.$B$2])^3)" office:value-type="float" office:value="19657108178.1517" calcext:value-type="float">
            <text:p>1.9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5]+1000000/[.$B$2]" office:value-type="float" office:value="636718.75" calcext:value-type="float">
            <text:p>6.37E+05</text:p>
          </table:table-cell>
          <table:table-cell table:formula="of:=4*3.14159/3*([.B166]*[.B166]*[.B166]-([.B166]-1/[.$B$2])^3)" office:value-type="float" office:value="19900537538.1777" calcext:value-type="float">
            <text:p>1.9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6]+1000000/[.$B$2]" office:value-type="float" office:value="640625" calcext:value-type="float">
            <text:p>6.41E+05</text:p>
          </table:table-cell>
          <table:table-cell table:formula="of:=4*3.14159/3*([.B167]*[.B167]*[.B167]-([.B167]-1/[.$B$2])^3)" office:value-type="float" office:value="20145464942.3569" calcext:value-type="float">
            <text:p>2.0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7]+1000000/[.$B$2]" office:value-type="float" office:value="644531.25" calcext:value-type="float">
            <text:p>6.45E+05</text:p>
          </table:table-cell>
          <table:table-cell table:formula="of:=4*3.14159/3*([.B168]*[.B168]*[.B168]-([.B168]-1/[.$B$2])^3)" office:value-type="float" office:value="20391890390.6893" calcext:value-type="float">
            <text:p>2.0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8]+1000000/[.$B$2]" office:value-type="float" office:value="648437.5" calcext:value-type="float">
            <text:p>6.48E+05</text:p>
          </table:table-cell>
          <table:table-cell table:formula="of:=4*3.14159/3*([.B169]*[.B169]*[.B169]-([.B169]-1/[.$B$2])^3)" office:value-type="float" office:value="20639813749.1337" calcext:value-type="float">
            <text:p>2.0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69]+1000000/[.$B$2]" office:value-type="float" office:value="652343.75" calcext:value-type="float">
            <text:p>6.52E+05</text:p>
          </table:table-cell>
          <table:table-cell table:formula="of:=4*3.14159/3*([.B170]*[.B170]*[.B170]-([.B170]-1/[.$B$2])^3)" office:value-type="float" office:value="20889235285.7724" calcext:value-type="float">
            <text:p>2.0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0]+1000000/[.$B$2]" office:value-type="float" office:value="656250" calcext:value-type="float">
            <text:p>6.56E+05</text:p>
          </table:table-cell>
          <table:table-cell table:formula="of:=4*3.14159/3*([.B171]*[.B171]*[.B171]-([.B171]-1/[.$B$2])^3)" office:value-type="float" office:value="21140154732.5231" calcext:value-type="float">
            <text:p>2.1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1]+1000000/[.$B$2]" office:value-type="float" office:value="660156.25" calcext:value-type="float">
            <text:p>6.60E+05</text:p>
          </table:table-cell>
          <table:table-cell table:formula="of:=4*3.14159/3*([.B172]*[.B172]*[.B172]-([.B172]-1/[.$B$2])^3)" office:value-type="float" office:value="21392572223.427" calcext:value-type="float">
            <text:p>2.1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2]+1000000/[.$B$2]" office:value-type="float" office:value="664062.5" calcext:value-type="float">
            <text:p>6.64E+05</text:p>
          </table:table-cell>
          <table:table-cell table:formula="of:=4*3.14159/3*([.B173]*[.B173]*[.B173]-([.B173]-1/[.$B$2])^3)" office:value-type="float" office:value="21646487892.5252" calcext:value-type="float">
            <text:p>2.1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3]+1000000/[.$B$2]" office:value-type="float" office:value="667968.75" calcext:value-type="float">
            <text:p>6.68E+05</text:p>
          </table:table-cell>
          <table:table-cell table:formula="of:=4*3.14159/3*([.B174]*[.B174]*[.B174]-([.B174]-1/[.$B$2])^3)" office:value-type="float" office:value="21901901203.6531" calcext:value-type="float">
            <text:p>2.1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4]+1000000/[.$B$2]" office:value-type="float" office:value="671875" calcext:value-type="float">
            <text:p>6.72E+05</text:p>
          </table:table-cell>
          <table:table-cell table:formula="of:=4*3.14159/3*([.B175]*[.B175]*[.B175]-([.B175]-1/[.$B$2])^3)" office:value-type="float" office:value="22158812827.0165" calcext:value-type="float">
            <text:p>2.2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5]+1000000/[.$B$2]" office:value-type="float" office:value="675781.25" calcext:value-type="float">
            <text:p>6.76E+05</text:p>
          </table:table-cell>
          <table:table-cell table:formula="of:=4*3.14159/3*([.B176]*[.B176]*[.B176]-([.B176]-1/[.$B$2])^3)" office:value-type="float" office:value="22417222762.6155" calcext:value-type="float">
            <text:p>2.2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6]+1000000/[.$B$2]" office:value-type="float" office:value="679687.5" calcext:value-type="float">
            <text:p>6.80E+05</text:p>
          </table:table-cell>
          <table:table-cell table:formula="of:=4*3.14159/3*([.B177]*[.B177]*[.B177]-([.B177]-1/[.$B$2])^3)" office:value-type="float" office:value="22677130474.2852" calcext:value-type="float">
            <text:p>2.2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7]+1000000/[.$B$2]" office:value-type="float" office:value="683593.75" calcext:value-type="float">
            <text:p>6.84E+05</text:p>
          </table:table-cell>
          <table:table-cell table:formula="of:=4*3.14159/3*([.B178]*[.B178]*[.B178]-([.B178]-1/[.$B$2])^3)" office:value-type="float" office:value="22938535962.0258" calcext:value-type="float">
            <text:p>2.2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8]+1000000/[.$B$2]" office:value-type="float" office:value="687500" calcext:value-type="float">
            <text:p>6.88E+05</text:p>
          </table:table-cell>
          <table:table-cell table:formula="of:=4*3.14159/3*([.B179]*[.B179]*[.B179]-([.B179]-1/[.$B$2])^3)" office:value-type="float" office:value="23201439762.0019" calcext:value-type="float">
            <text:p>2.3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79]+1000000/[.$B$2]" office:value-type="float" office:value="691406.25" calcext:value-type="float">
            <text:p>6.91E+05</text:p>
          </table:table-cell>
          <table:table-cell table:formula="of:=4*3.14159/3*([.B180]*[.B180]*[.B180]-([.B180]-1/[.$B$2])^3)" office:value-type="float" office:value="23465841606.1312" calcext:value-type="float">
            <text:p>2.3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0]+1000000/[.$B$2]" office:value-type="float" office:value="695312.5" calcext:value-type="float">
            <text:p>6.95E+05</text:p>
          </table:table-cell>
          <table:table-cell table:formula="of:=4*3.14159/3*([.B181]*[.B181]*[.B181]-([.B181]-1/[.$B$2])^3)" office:value-type="float" office:value="23731741226.3313" calcext:value-type="float">
            <text:p>2.3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1]+1000000/[.$B$2]" office:value-type="float" office:value="699218.75" calcext:value-type="float">
            <text:p>6.99E+05</text:p>
          </table:table-cell>
          <table:table-cell table:formula="of:=4*3.14159/3*([.B182]*[.B182]*[.B182]-([.B182]-1/[.$B$2])^3)" office:value-type="float" office:value="23999138890.6846" calcext:value-type="float">
            <text:p>2.4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2]+1000000/[.$B$2]" office:value-type="float" office:value="703125" calcext:value-type="float">
            <text:p>7.03E+05</text:p>
          </table:table-cell>
          <table:table-cell table:formula="of:=4*3.14159/3*([.B183]*[.B183]*[.B183]-([.B183]-1/[.$B$2])^3)" office:value-type="float" office:value="24268034867.2734" calcext:value-type="float">
            <text:p>2.4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3]+1000000/[.$B$2]" office:value-type="float" office:value="707031.25" calcext:value-type="float">
            <text:p>7.07E+05</text:p>
          </table:table-cell>
          <table:table-cell table:formula="of:=4*3.14159/3*([.B184]*[.B184]*[.B184]-([.B184]-1/[.$B$2])^3)" office:value-type="float" office:value="24538428619.933" calcext:value-type="float">
            <text:p>2.4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4]+1000000/[.$B$2]" office:value-type="float" office:value="710937.5" calcext:value-type="float">
            <text:p>7.11E+05</text:p>
          </table:table-cell>
          <table:table-cell table:formula="of:=4*3.14159/3*([.B185]*[.B185]*[.B185]-([.B185]-1/[.$B$2])^3)" office:value-type="float" office:value="24810320416.7458" calcext:value-type="float">
            <text:p>2.4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5]+1000000/[.$B$2]" office:value-type="float" office:value="714843.75" calcext:value-type="float">
            <text:p>7.15E+05</text:p>
          </table:table-cell>
          <table:table-cell table:formula="of:=4*3.14159/3*([.B186]*[.B186]*[.B186]-([.B186]-1/[.$B$2])^3)" office:value-type="float" office:value="25083710525.7941" calcext:value-type="float">
            <text:p>2.5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6]+1000000/[.$B$2]" office:value-type="float" office:value="718750" calcext:value-type="float">
            <text:p>7.19E+05</text:p>
          </table:table-cell>
          <table:table-cell table:formula="of:=4*3.14159/3*([.B187]*[.B187]*[.B187]-([.B187]-1/[.$B$2])^3)" office:value-type="float" office:value="25358598410.9133" calcext:value-type="float">
            <text:p>2.5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7]+1000000/[.$B$2]" office:value-type="float" office:value="722656.25" calcext:value-type="float">
            <text:p>7.23E+05</text:p>
          </table:table-cell>
          <table:table-cell table:formula="of:=4*3.14159/3*([.B188]*[.B188]*[.B188]-([.B188]-1/[.$B$2])^3)" office:value-type="float" office:value="25634984340.1856" calcext:value-type="float">
            <text:p>2.5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8]+1000000/[.$B$2]" office:value-type="float" office:value="726562.5" calcext:value-type="float">
            <text:p>7.27E+05</text:p>
          </table:table-cell>
          <table:table-cell table:formula="of:=4*3.14159/3*([.B189]*[.B189]*[.B189]-([.B189]-1/[.$B$2])^3)" office:value-type="float" office:value="25912868313.6111" calcext:value-type="float">
            <text:p>2.5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89]+1000000/[.$B$2]" office:value-type="float" office:value="730468.75" calcext:value-type="float">
            <text:p>7.30E+05</text:p>
          </table:table-cell>
          <table:table-cell table:formula="of:=4*3.14159/3*([.B190]*[.B190]*[.B190]-([.B190]-1/[.$B$2])^3)" office:value-type="float" office:value="26192250331.1898" calcext:value-type="float">
            <text:p>2.6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0]+1000000/[.$B$2]" office:value-type="float" office:value="734375" calcext:value-type="float">
            <text:p>7.34E+05</text:p>
          </table:table-cell>
          <table:table-cell table:formula="of:=4*3.14159/3*([.B191]*[.B191]*[.B191]-([.B191]-1/[.$B$2])^3)" office:value-type="float" office:value="26473130392.9216" calcext:value-type="float">
            <text:p>2.6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1]+1000000/[.$B$2]" office:value-type="float" office:value="738281.25" calcext:value-type="float">
            <text:p>7.38E+05</text:p>
          </table:table-cell>
          <table:table-cell table:formula="of:=4*3.14159/3*([.B192]*[.B192]*[.B192]-([.B192]-1/[.$B$2])^3)" office:value-type="float" office:value="26755508498.8066" calcext:value-type="float">
            <text:p>2.6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2]+1000000/[.$B$2]" office:value-type="float" office:value="742187.5" calcext:value-type="float">
            <text:p>7.42E+05</text:p>
          </table:table-cell>
          <table:table-cell table:formula="of:=4*3.14159/3*([.B193]*[.B193]*[.B193]-([.B193]-1/[.$B$2])^3)" office:value-type="float" office:value="27039384380.7624" calcext:value-type="float">
            <text:p>2.7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3]+1000000/[.$B$2]" office:value-type="float" office:value="746093.75" calcext:value-type="float">
            <text:p>7.46E+05</text:p>
          </table:table-cell>
          <table:table-cell table:formula="of:=4*3.14159/3*([.B194]*[.B194]*[.B194]-([.B194]-1/[.$B$2])^3)" office:value-type="float" office:value="27324758574.9538" calcext:value-type="float">
            <text:p>2.7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4]+1000000/[.$B$2]" office:value-type="float" office:value="750000" calcext:value-type="float">
            <text:p>7.50E+05</text:p>
          </table:table-cell>
          <table:table-cell table:formula="of:=4*3.14159/3*([.B195]*[.B195]*[.B195]-([.B195]-1/[.$B$2])^3)" office:value-type="float" office:value="27611630813.2983" calcext:value-type="float">
            <text:p>2.7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5]+1000000/[.$B$2]" office:value-type="float" office:value="753906.25" calcext:value-type="float">
            <text:p>7.54E+05</text:p>
          </table:table-cell>
          <table:table-cell table:formula="of:=4*3.14159/3*([.B196]*[.B196]*[.B196]-([.B196]-1/[.$B$2])^3)" office:value-type="float" office:value="27900000827.7137" calcext:value-type="float">
            <text:p>2.7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6]+1000000/[.$B$2]" office:value-type="float" office:value="757812.5" calcext:value-type="float">
            <text:p>7.58E+05</text:p>
          </table:table-cell>
          <table:table-cell table:formula="of:=4*3.14159/3*([.B197]*[.B197]*[.B197]-([.B197]-1/[.$B$2])^3)" office:value-type="float" office:value="28189869154.3646" calcext:value-type="float">
            <text:p>2.8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7]+1000000/[.$B$2]" office:value-type="float" office:value="761718.75" calcext:value-type="float">
            <text:p>7.62E+05</text:p>
          </table:table-cell>
          <table:table-cell table:formula="of:=4*3.14159/3*([.B198]*[.B198]*[.B198]-([.B198]-1/[.$B$2])^3)" office:value-type="float" office:value="28481235257.0863" calcext:value-type="float">
            <text:p>2.8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8]+1000000/[.$B$2]" office:value-type="float" office:value="765625" calcext:value-type="float">
            <text:p>7.66E+05</text:p>
          </table:table-cell>
          <table:table-cell table:formula="of:=4*3.14159/3*([.B199]*[.B199]*[.B199]-([.B199]-1/[.$B$2])^3)" office:value-type="float" office:value="28774099672.0435" calcext:value-type="float">
            <text:p>2.8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199]+1000000/[.$B$2]" office:value-type="float" office:value="769531.25" calcext:value-type="float">
            <text:p>7.70E+05</text:p>
          </table:table-cell>
          <table:table-cell table:formula="of:=4*3.14159/3*([.B200]*[.B200]*[.B200]-([.B200]-1/[.$B$2])^3)" office:value-type="float" office:value="29068461863.0716" calcext:value-type="float">
            <text:p>2.9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0]+1000000/[.$B$2]" office:value-type="float" office:value="773437.5" calcext:value-type="float">
            <text:p>7.73E+05</text:p>
          </table:table-cell>
          <table:table-cell table:formula="of:=4*3.14159/3*([.B201]*[.B201]*[.B201]-([.B201]-1/[.$B$2])^3)" office:value-type="float" office:value="29364322366.3351" calcext:value-type="float">
            <text:p>2.9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1]+1000000/[.$B$2]" office:value-type="float" office:value="777343.75" calcext:value-type="float">
            <text:p>7.77E+05</text:p>
          </table:table-cell>
          <table:table-cell table:formula="of:=4*3.14159/3*([.B202]*[.B202]*[.B202]-([.B202]-1/[.$B$2])^3)" office:value-type="float" office:value="29661680377.5872" calcext:value-type="float">
            <text:p>2.9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2]+1000000/[.$B$2]" office:value-type="float" office:value="781250" calcext:value-type="float">
            <text:p>7.81E+05</text:p>
          </table:table-cell>
          <table:table-cell table:formula="of:=4*3.14159/3*([.B203]*[.B203]*[.B203]-([.B203]-1/[.$B$2])^3)" office:value-type="float" office:value="29960536701.0748" calcext:value-type="float">
            <text:p>3.0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3]+1000000/[.$B$2]" office:value-type="float" office:value="785156.25" calcext:value-type="float">
            <text:p>7.85E+05</text:p>
          </table:table-cell>
          <table:table-cell table:formula="of:=4*3.14159/3*([.B204]*[.B204]*[.B204]-([.B204]-1/[.$B$2])^3)" office:value-type="float" office:value="30260891068.7155" calcext:value-type="float">
            <text:p>3.0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4]+1000000/[.$B$2]" office:value-type="float" office:value="789062.5" calcext:value-type="float">
            <text:p>7.89E+05</text:p>
          </table:table-cell>
          <table:table-cell table:formula="of:=4*3.14159/3*([.B205]*[.B205]*[.B205]-([.B205]-1/[.$B$2])^3)" office:value-type="float" office:value="30562743480.5094" calcext:value-type="float">
            <text:p>3.0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5]+1000000/[.$B$2]" office:value-type="float" office:value="792968.75" calcext:value-type="float">
            <text:p>7.93E+05</text:p>
          </table:table-cell>
          <table:table-cell table:formula="of:=4*3.14159/3*([.B206]*[.B206]*[.B206]-([.B206]-1/[.$B$2])^3)" office:value-type="float" office:value="30866094204.5389" calcext:value-type="float">
            <text:p>3.0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6]+1000000/[.$B$2]" office:value-type="float" office:value="796875" calcext:value-type="float">
            <text:p>7.97E+05</text:p>
          </table:table-cell>
          <table:table-cell table:formula="of:=4*3.14159/3*([.B207]*[.B207]*[.B207]-([.B207]-1/[.$B$2])^3)" office:value-type="float" office:value="31170942436.5568" calcext:value-type="float">
            <text:p>3.1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7]+1000000/[.$B$2]" office:value-type="float" office:value="800781.25" calcext:value-type="float">
            <text:p>8.01E+05</text:p>
          </table:table-cell>
          <table:table-cell table:formula="of:=4*3.14159/3*([.B208]*[.B208]*[.B208]-([.B208]-1/[.$B$2])^3)" office:value-type="float" office:value="31477288980.8102" calcext:value-type="float">
            <text:p>3.1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8]+1000000/[.$B$2]" office:value-type="float" office:value="804687.5" calcext:value-type="float">
            <text:p>8.05E+05</text:p>
          </table:table-cell>
          <table:table-cell table:formula="of:=4*3.14159/3*([.B209]*[.B209]*[.B209]-([.B209]-1/[.$B$2])^3)" office:value-type="float" office:value="31785133569.2169" calcext:value-type="float">
            <text:p>3.1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09]+1000000/[.$B$2]" office:value-type="float" office:value="808593.75" calcext:value-type="float">
            <text:p>8.09E+05</text:p>
          </table:table-cell>
          <table:table-cell table:formula="of:=4*3.14159/3*([.B210]*[.B210]*[.B210]-([.B210]-1/[.$B$2])^3)" office:value-type="float" office:value="32094475933.6943" calcext:value-type="float">
            <text:p>3.2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0]+1000000/[.$B$2]" office:value-type="float" office:value="812500" calcext:value-type="float">
            <text:p>8.13E+05</text:p>
          </table:table-cell>
          <table:table-cell table:formula="of:=4*3.14159/3*([.B211]*[.B211]*[.B211]-([.B211]-1/[.$B$2])^3)" office:value-type="float" office:value="32405316610.4072" calcext:value-type="float">
            <text:p>3.2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1]+1000000/[.$B$2]" office:value-type="float" office:value="816406.25" calcext:value-type="float">
            <text:p>8.16E+05</text:p>
          </table:table-cell>
          <table:table-cell table:formula="of:=4*3.14159/3*([.B212]*[.B212]*[.B212]-([.B212]-1/[.$B$2])^3)" office:value-type="float" office:value="32717655331.2734" calcext:value-type="float">
            <text:p>3.2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2]+1000000/[.$B$2]" office:value-type="float" office:value="820312.5" calcext:value-type="float">
            <text:p>8.20E+05</text:p>
          </table:table-cell>
          <table:table-cell table:formula="of:=4*3.14159/3*([.B213]*[.B213]*[.B213]-([.B213]-1/[.$B$2])^3)" office:value-type="float" office:value="33031492096.2927" calcext:value-type="float">
            <text:p>3.3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3]+1000000/[.$B$2]" office:value-type="float" office:value="824218.75" calcext:value-type="float">
            <text:p>8.24E+05</text:p>
          </table:table-cell>
          <table:table-cell table:formula="of:=4*3.14159/3*([.B214]*[.B214]*[.B214]-([.B214]-1/[.$B$2])^3)" office:value-type="float" office:value="33346826637.3828" calcext:value-type="float">
            <text:p>3.3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4]+1000000/[.$B$2]" office:value-type="float" office:value="828125" calcext:value-type="float">
            <text:p>8.28E+05</text:p>
          </table:table-cell>
          <table:table-cell table:formula="of:=4*3.14159/3*([.B215]*[.B215]*[.B215]-([.B215]-1/[.$B$2])^3)" office:value-type="float" office:value="33663659222.6261" calcext:value-type="float">
            <text:p>3.3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5]+1000000/[.$B$2]" office:value-type="float" office:value="832031.25" calcext:value-type="float">
            <text:p>8.32E+05</text:p>
          </table:table-cell>
          <table:table-cell table:formula="of:=4*3.14159/3*([.B216]*[.B216]*[.B216]-([.B216]-1/[.$B$2])^3)" office:value-type="float" office:value="33981989852.0226" calcext:value-type="float">
            <text:p>3.4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6]+1000000/[.$B$2]" office:value-type="float" office:value="835937.5" calcext:value-type="float">
            <text:p>8.36E+05</text:p>
          </table:table-cell>
          <table:table-cell table:formula="of:=4*3.14159/3*([.B217]*[.B217]*[.B217]-([.B217]-1/[.$B$2])^3)" office:value-type="float" office:value="34301818793.6546" calcext:value-type="float">
            <text:p>3.4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7]+1000000/[.$B$2]" office:value-type="float" office:value="839843.75" calcext:value-type="float">
            <text:p>8.40E+05</text:p>
          </table:table-cell>
          <table:table-cell table:formula="of:=4*3.14159/3*([.B218]*[.B218]*[.B218]-([.B218]-1/[.$B$2])^3)" office:value-type="float" office:value="34623145511.3574" calcext:value-type="float">
            <text:p>3.4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8]+1000000/[.$B$2]" office:value-type="float" office:value="843750" calcext:value-type="float">
            <text:p>8.44E+05</text:p>
          </table:table-cell>
          <table:table-cell table:formula="of:=4*3.14159/3*([.B219]*[.B219]*[.B219]-([.B219]-1/[.$B$2])^3)" office:value-type="float" office:value="34945970273.2134" calcext:value-type="float">
            <text:p>3.4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19]+1000000/[.$B$2]" office:value-type="float" office:value="847656.25" calcext:value-type="float">
            <text:p>8.48E+05</text:p>
          </table:table-cell>
          <table:table-cell table:formula="of:=4*3.14159/3*([.B220]*[.B220]*[.B220]-([.B220]-1/[.$B$2])^3)" office:value-type="float" office:value="35270293079.2226" calcext:value-type="float">
            <text:p>3.5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0]+1000000/[.$B$2]" office:value-type="float" office:value="851562.5" calcext:value-type="float">
            <text:p>8.52E+05</text:p>
          </table:table-cell>
          <table:table-cell table:formula="of:=4*3.14159/3*([.B221]*[.B221]*[.B221]-([.B221]-1/[.$B$2])^3)" office:value-type="float" office:value="35596113929.385" calcext:value-type="float">
            <text:p>3.5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1]+1000000/[.$B$2]" office:value-type="float" office:value="855468.75" calcext:value-type="float">
            <text:p>8.55E+05</text:p>
          </table:table-cell>
          <table:table-cell table:formula="of:=4*3.14159/3*([.B222]*[.B222]*[.B222]-([.B222]-1/[.$B$2])^3)" office:value-type="float" office:value="35923432823.7005" calcext:value-type="float">
            <text:p>3.5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2]+1000000/[.$B$2]" office:value-type="float" office:value="859375" calcext:value-type="float">
            <text:p>8.59E+05</text:p>
          </table:table-cell>
          <table:table-cell table:formula="of:=4*3.14159/3*([.B223]*[.B223]*[.B223]-([.B223]-1/[.$B$2])^3)" office:value-type="float" office:value="36252249762.1692" calcext:value-type="float">
            <text:p>3.6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3]+1000000/[.$B$2]" office:value-type="float" office:value="863281.25" calcext:value-type="float">
            <text:p>8.63E+05</text:p>
          </table:table-cell>
          <table:table-cell table:formula="of:=4*3.14159/3*([.B224]*[.B224]*[.B224]-([.B224]-1/[.$B$2])^3)" office:value-type="float" office:value="36582564744.791" calcext:value-type="float">
            <text:p>3.6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4]+1000000/[.$B$2]" office:value-type="float" office:value="867187.5" calcext:value-type="float">
            <text:p>8.67E+05</text:p>
          </table:table-cell>
          <table:table-cell table:formula="of:=4*3.14159/3*([.B225]*[.B225]*[.B225]-([.B225]-1/[.$B$2])^3)" office:value-type="float" office:value="36914377235.4014" calcext:value-type="float">
            <text:p>3.6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5]+1000000/[.$B$2]" office:value-type="float" office:value="871093.75" calcext:value-type="float">
            <text:p>8.71E+05</text:p>
          </table:table-cell>
          <table:table-cell table:formula="of:=4*3.14159/3*([.B226]*[.B226]*[.B226]-([.B226]-1/[.$B$2])^3)" office:value-type="float" office:value="37247688306.3296" calcext:value-type="float">
            <text:p>3.7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6]+1000000/[.$B$2]" office:value-type="float" office:value="875000" calcext:value-type="float">
            <text:p>8.75E+05</text:p>
          </table:table-cell>
          <table:table-cell table:formula="of:=4*3.14159/3*([.B227]*[.B227]*[.B227]-([.B227]-1/[.$B$2])^3)" office:value-type="float" office:value="37582497421.411" calcext:value-type="float">
            <text:p>3.7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7]+1000000/[.$B$2]" office:value-type="float" office:value="878906.25" calcext:value-type="float">
            <text:p>8.79E+05</text:p>
          </table:table-cell>
          <table:table-cell table:formula="of:=4*3.14159/3*([.B228]*[.B228]*[.B228]-([.B228]-1/[.$B$2])^3)" office:value-type="float" office:value="37918804044.4809" calcext:value-type="float">
            <text:p>3.7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8]+1000000/[.$B$2]" office:value-type="float" office:value="882812.5" calcext:value-type="float">
            <text:p>8.83E+05</text:p>
          </table:table-cell>
          <table:table-cell table:formula="of:=4*3.14159/3*([.B229]*[.B229]*[.B229]-([.B229]-1/[.$B$2])^3)" office:value-type="float" office:value="38256609247.8686" calcext:value-type="float">
            <text:p>3.8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29]+1000000/[.$B$2]" office:value-type="float" office:value="886718.75" calcext:value-type="float">
            <text:p>8.87E+05</text:p>
          </table:table-cell>
          <table:table-cell table:formula="of:=4*3.14159/3*([.B230]*[.B230]*[.B230]-([.B230]-1/[.$B$2])^3)" office:value-type="float" office:value="38595912495.4095" calcext:value-type="float">
            <text:p>3.8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0]+1000000/[.$B$2]" office:value-type="float" office:value="890625" calcext:value-type="float">
            <text:p>8.91E+05</text:p>
          </table:table-cell>
          <table:table-cell table:formula="of:=4*3.14159/3*([.B231]*[.B231]*[.B231]-([.B231]-1/[.$B$2])^3)" office:value-type="float" office:value="38936713787.1036" calcext:value-type="float">
            <text:p>3.8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1]+1000000/[.$B$2]" office:value-type="float" office:value="894531.25" calcext:value-type="float">
            <text:p>8.95E+05</text:p>
          </table:table-cell>
          <table:table-cell table:formula="of:=4*3.14159/3*([.B232]*[.B232]*[.B232]-([.B232]-1/[.$B$2])^3)" office:value-type="float" office:value="39279012586.7861" calcext:value-type="float">
            <text:p>3.9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2]+1000000/[.$B$2]" office:value-type="float" office:value="898437.5" calcext:value-type="float">
            <text:p>8.98E+05</text:p>
          </table:table-cell>
          <table:table-cell table:formula="of:=4*3.14159/3*([.B233]*[.B233]*[.B233]-([.B233]-1/[.$B$2])^3)" office:value-type="float" office:value="39622809966.7866" calcext:value-type="float">
            <text:p>3.9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3]+1000000/[.$B$2]" office:value-type="float" office:value="902343.75" calcext:value-type="float">
            <text:p>9.02E+05</text:p>
          </table:table-cell>
          <table:table-cell table:formula="of:=4*3.14159/3*([.B234]*[.B234]*[.B234]-([.B234]-1/[.$B$2])^3)" office:value-type="float" office:value="39968104854.7755" calcext:value-type="float">
            <text:p>4.0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4]+1000000/[.$B$2]" office:value-type="float" office:value="906250" calcext:value-type="float">
            <text:p>9.06E+05</text:p>
          </table:table-cell>
          <table:table-cell table:formula="of:=4*3.14159/3*([.B235]*[.B235]*[.B235]-([.B235]-1/[.$B$2])^3)" office:value-type="float" office:value="40314898323.0822" calcext:value-type="float">
            <text:p>4.0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5]+1000000/[.$B$2]" office:value-type="float" office:value="910156.25" calcext:value-type="float">
            <text:p>9.10E+05</text:p>
          </table:table-cell>
          <table:table-cell table:formula="of:=4*3.14159/3*([.B236]*[.B236]*[.B236]-([.B236]-1/[.$B$2])^3)" office:value-type="float" office:value="40663189835.5422" calcext:value-type="float">
            <text:p>4.0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6]+1000000/[.$B$2]" office:value-type="float" office:value="914062.5" calcext:value-type="float">
            <text:p>9.14E+05</text:p>
          </table:table-cell>
          <table:table-cell table:formula="of:=4*3.14159/3*([.B237]*[.B237]*[.B237]-([.B237]-1/[.$B$2])^3)" office:value-type="float" office:value="41012978855.9906" calcext:value-type="float">
            <text:p>4.1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7]+1000000/[.$B$2]" office:value-type="float" office:value="917968.75" calcext:value-type="float">
            <text:p>9.18E+05</text:p>
          </table:table-cell>
          <table:table-cell table:formula="of:=4*3.14159/3*([.B238]*[.B238]*[.B238]-([.B238]-1/[.$B$2])^3)" office:value-type="float" office:value="41364266456.7569" calcext:value-type="float">
            <text:p>4.1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8]+1000000/[.$B$2]" office:value-type="float" office:value="921875" calcext:value-type="float">
            <text:p>9.22E+05</text:p>
          </table:table-cell>
          <table:table-cell table:formula="of:=4*3.14159/3*([.B239]*[.B239]*[.B239]-([.B239]-1/[.$B$2])^3)" office:value-type="float" office:value="41717051565.5117" calcext:value-type="float">
            <text:p>4.1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39]+1000000/[.$B$2]" office:value-type="float" office:value="925781.25" calcext:value-type="float">
            <text:p>9.26E+05</text:p>
          </table:table-cell>
          <table:table-cell table:formula="of:=4*3.14159/3*([.B240]*[.B240]*[.B240]-([.B240]-1/[.$B$2])^3)" office:value-type="float" office:value="42071334718.4196" calcext:value-type="float">
            <text:p>4.2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0]+1000000/[.$B$2]" office:value-type="float" office:value="929687.5" calcext:value-type="float">
            <text:p>9.30E+05</text:p>
          </table:table-cell>
          <table:table-cell table:formula="of:=4*3.14159/3*([.B241]*[.B241]*[.B241]-([.B241]-1/[.$B$2])^3)" office:value-type="float" office:value="42427116451.6454" calcext:value-type="float">
            <text:p>4.2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1]+1000000/[.$B$2]" office:value-type="float" office:value="933593.75" calcext:value-type="float">
            <text:p>9.34E+05</text:p>
          </table:table-cell>
          <table:table-cell table:formula="of:=4*3.14159/3*([.B242]*[.B242]*[.B242]-([.B242]-1/[.$B$2])^3)" office:value-type="float" office:value="42784395156.695" calcext:value-type="float">
            <text:p>4.2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2]+1000000/[.$B$2]" office:value-type="float" office:value="937500" calcext:value-type="float">
            <text:p>9.38E+05</text:p>
          </table:table-cell>
          <table:table-cell table:formula="of:=4*3.14159/3*([.B243]*[.B243]*[.B243]-([.B243]-1/[.$B$2])^3)" office:value-type="float" office:value="43143173514.3919" calcext:value-type="float">
            <text:p>4.3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3]+1000000/[.$B$2]" office:value-type="float" office:value="941406.25" calcext:value-type="float">
            <text:p>9.41E+05</text:p>
          </table:table-cell>
          <table:table-cell table:formula="of:=4*3.14159/3*([.B244]*[.B244]*[.B244]-([.B244]-1/[.$B$2])^3)" office:value-type="float" office:value="43503448843.9125" calcext:value-type="float">
            <text:p>4.35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4]+1000000/[.$B$2]" office:value-type="float" office:value="945312.5" calcext:value-type="float">
            <text:p>9.45E+05</text:p>
          </table:table-cell>
          <table:table-cell table:formula="of:=4*3.14159/3*([.B245]*[.B245]*[.B245]-([.B245]-1/[.$B$2])^3)" office:value-type="float" office:value="43865222217.5863" calcext:value-type="float">
            <text:p>4.3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5]+1000000/[.$B$2]" office:value-type="float" office:value="949218.75" calcext:value-type="float">
            <text:p>9.49E+05</text:p>
          </table:table-cell>
          <table:table-cell table:formula="of:=4*3.14159/3*([.B246]*[.B246]*[.B246]-([.B246]-1/[.$B$2])^3)" office:value-type="float" office:value="44228493635.4133" calcext:value-type="float">
            <text:p>4.4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6]+1000000/[.$B$2]" office:value-type="float" office:value="953125" calcext:value-type="float">
            <text:p>9.53E+05</text:p>
          </table:table-cell>
          <table:table-cell table:formula="of:=4*3.14159/3*([.B247]*[.B247]*[.B247]-([.B247]-1/[.$B$2])^3)" office:value-type="float" office:value="44593263097.3935" calcext:value-type="float">
            <text:p>4.4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7]+1000000/[.$B$2]" office:value-type="float" office:value="957031.25" calcext:value-type="float">
            <text:p>9.57E+05</text:p>
          </table:table-cell>
          <table:table-cell table:formula="of:=4*3.14159/3*([.B248]*[.B248]*[.B248]-([.B248]-1/[.$B$2])^3)" office:value-type="float" office:value="44959530603.5268" calcext:value-type="float">
            <text:p>4.5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8]+1000000/[.$B$2]" office:value-type="float" office:value="960937.5" calcext:value-type="float">
            <text:p>9.61E+05</text:p>
          </table:table-cell>
          <table:table-cell table:formula="of:=4*3.14159/3*([.B249]*[.B249]*[.B249]-([.B249]-1/[.$B$2])^3)" office:value-type="float" office:value="45327296153.8133" calcext:value-type="float">
            <text:p>4.5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49]+1000000/[.$B$2]" office:value-type="float" office:value="964843.75" calcext:value-type="float">
            <text:p>9.65E+05</text:p>
          </table:table-cell>
          <table:table-cell table:formula="of:=4*3.14159/3*([.B250]*[.B250]*[.B250]-([.B250]-1/[.$B$2])^3)" office:value-type="float" office:value="45696560284.4177" calcext:value-type="float">
            <text:p>4.5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0]+1000000/[.$B$2]" office:value-type="float" office:value="968750" calcext:value-type="float">
            <text:p>9.69E+05</text:p>
          </table:table-cell>
          <table:table-cell table:formula="of:=4*3.14159/3*([.B251]*[.B251]*[.B251]-([.B251]-1/[.$B$2])^3)" office:value-type="float" office:value="46067321386.8459" calcext:value-type="float">
            <text:p>4.6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1]+1000000/[.$B$2]" office:value-type="float" office:value="972656.25" calcext:value-type="float">
            <text:p>9.73E+05</text:p>
          </table:table-cell>
          <table:table-cell table:formula="of:=4*3.14159/3*([.B252]*[.B252]*[.B252]-([.B252]-1/[.$B$2])^3)" office:value-type="float" office:value="46439581069.5919" calcext:value-type="float">
            <text:p>4.64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2]+1000000/[.$B$2]" office:value-type="float" office:value="976562.5" calcext:value-type="float">
            <text:p>9.77E+05</text:p>
          </table:table-cell>
          <table:table-cell table:formula="of:=4*3.14159/3*([.B253]*[.B253]*[.B253]-([.B253]-1/[.$B$2])^3)" office:value-type="float" office:value="46813338796.4911" calcext:value-type="float">
            <text:p>4.68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3]+1000000/[.$B$2]" office:value-type="float" office:value="980468.75" calcext:value-type="float">
            <text:p>9.80E+05</text:p>
          </table:table-cell>
          <table:table-cell table:formula="of:=4*3.14159/3*([.B254]*[.B254]*[.B254]-([.B254]-1/[.$B$2])^3)" office:value-type="float" office:value="47188594567.5435" calcext:value-type="float">
            <text:p>4.72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4]+1000000/[.$B$2]" office:value-type="float" office:value="984375" calcext:value-type="float">
            <text:p>9.84E+05</text:p>
          </table:table-cell>
          <table:table-cell table:formula="of:=4*3.14159/3*([.B255]*[.B255]*[.B255]-([.B255]-1/[.$B$2])^3)" office:value-type="float" office:value="47565348382.749" calcext:value-type="float">
            <text:p>4.76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5]+1000000/[.$B$2]" office:value-type="float" office:value="988281.25" calcext:value-type="float">
            <text:p>9.88E+05</text:p>
          </table:table-cell>
          <table:table-cell table:formula="of:=4*3.14159/3*([.B256]*[.B256]*[.B256]-([.B256]-1/[.$B$2])^3)" office:value-type="float" office:value="47943600242.1077" calcext:value-type="float">
            <text:p>4.79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6]+1000000/[.$B$2]" office:value-type="float" office:value="992187.5" calcext:value-type="float">
            <text:p>9.92E+05</text:p>
          </table:table-cell>
          <table:table-cell table:formula="of:=4*3.14159/3*([.B257]*[.B257]*[.B257]-([.B257]-1/[.$B$2])^3)" office:value-type="float" office:value="48323350145.6196" calcext:value-type="float">
            <text:p>4.83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7]+1000000/[.$B$2]" office:value-type="float" office:value="996093.75" calcext:value-type="float">
            <text:p>9.96E+05</text:p>
          </table:table-cell>
          <table:table-cell table:formula="of:=4*3.14159/3*([.B258]*[.B258]*[.B258]-([.B258]-1/[.$B$2])^3)" office:value-type="float" office:value="48704597557.12" calcext:value-type="float">
            <text:p>4.87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formula="of:=[.B258]+1000000/[.$B$2]" office:value-type="float" office:value="1000000" calcext:value-type="float">
            <text:p>1.00E+06</text:p>
          </table:table-cell>
          <table:table-cell table:formula="of:=4*3.14159/3*([.B259]*[.B259]*[.B259]-([.B259]-1/[.$B$2])^3)" office:value-type="float" office:value="49087343548.9382" calcext:value-type="float">
            <text:p>4.91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table:number-columns-repeated="31" office:value-type="float" office:value="0" calcext:value-type="float">
            <text:p>0.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17:34.896437251</meta:creation-date>
    <dc:date>2018-01-04T15:39:24.533045495</dc:date>
    <meta:editing-duration>PT7H1M16S</meta:editing-duration>
    <meta:editing-cycles>6</meta:editing-cycles>
    <meta:generator>LibreOffice/5.1.6.2$Linux_X86_64 LibreOffice_project/10m0$Build-2</meta:generator>
    <meta:document-statistic meta:table-count="1" meta:cell-count="9004" meta:object-count="0"/>
  </office:meta>
</office:document-meta>
</file>